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face style:name="Ubuntu" svg:font-family="Ubuntu" style:font-adornments="Regular" style:font-pitch="variable"/>
  </office:font-face-decls>
  <office:automatic-styles>
    <style:style style:name="Table1" style:family="table">
      <style:table-properties style:width="17.011cm" table:align="center"/>
    </style:style>
    <style:style style:name="Table1.A" style:family="table-column">
      <style:table-column-properties style:column-width="1.692cm"/>
    </style:style>
    <style:style style:name="Table1.B" style:family="table-column">
      <style:table-column-properties style:column-width="3.521cm"/>
    </style:style>
    <style:style style:name="Table1.C" style:family="table-column">
      <style:table-column-properties style:column-width="11.799cm"/>
    </style:style>
    <style:style style:name="Table1.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Text_20_body">
      <style:text-properties officeooo:paragraph-rsid="00184a41"/>
    </style:style>
    <style:style style:name="P3" style:family="paragraph" style:parent-style-name="First_20_paragraph">
      <style:text-properties officeooo:paragraph-rsid="00286c79"/>
    </style:style>
    <style:style style:name="P4" style:family="paragraph" style:parent-style-name="Heading_20_3">
      <style:text-properties officeooo:paragraph-rsid="0027a19b"/>
    </style:style>
    <style:style style:name="P5" style:family="paragraph" style:parent-style-name="Preformatted_20_Text">
      <style:text-properties officeooo:paragraph-rsid="00286c79"/>
    </style:style>
    <style:style style:name="P6" style:family="paragraph" style:parent-style-name="Standard">
      <style:text-properties officeooo:paragraph-rsid="00184a41"/>
    </style:style>
    <style:style style:name="P7" style:family="paragraph" style:parent-style-name="Standard">
      <style:text-properties officeooo:paragraph-rsid="0027a19b"/>
    </style:style>
    <style:style style:name="P8" style:family="paragraph" style:parent-style-name="Standard">
      <style:text-properties officeooo:paragraph-rsid="00286c79"/>
    </style:style>
    <style:style style:name="P9" style:family="paragraph" style:parent-style-name="Table_20_Contents">
      <style:text-properties officeooo:paragraph-rsid="0027a19b"/>
    </style:style>
    <style:style style:name="P10" style:family="paragraph" style:parent-style-name="Table_20_Heading">
      <style:text-properties officeooo:paragraph-rsid="0027a19b"/>
    </style:style>
    <style:style style:name="P11" style:family="paragraph" style:parent-style-name="Text_20_body" style:list-style-name="L1">
      <style:paragraph-properties fo:margin-top="0cm" fo:margin-bottom="0cm" style:contextual-spacing="false"/>
    </style:style>
    <style:style style:name="P12" style:family="paragraph" style:parent-style-name="Text_20_body" style:list-style-name="L2">
      <style:paragraph-properties fo:margin-top="0cm" fo:margin-bottom="0cm" style:contextual-spacing="false"/>
    </style:style>
    <style:style style:name="P13" style:family="paragraph" style:parent-style-name="Text_20_body" style:list-style-name="L3">
      <style:paragraph-properties fo:margin-top="0cm" fo:margin-bottom="0cm" style:contextual-spacing="false"/>
    </style:style>
    <style:style style:name="P14" style:family="paragraph" style:parent-style-name="Text_20_body" style:list-style-name="L4">
      <style:paragraph-properties fo:margin-top="0cm" fo:margin-bottom="0cm" style:contextual-spacing="false"/>
    </style:style>
    <style:style style:name="P15" style:family="paragraph" style:parent-style-name="Text_20_body" style:list-style-name="L5">
      <style:paragraph-properties fo:margin-top="0cm" fo:margin-bottom="0cm" style:contextual-spacing="false"/>
    </style:style>
    <style:style style:name="P16" style:family="paragraph" style:parent-style-name="Text_20_body" style:list-style-name="L6">
      <style:paragraph-properties fo:margin-top="0cm" fo:margin-bottom="0cm" style:contextual-spacing="false"/>
    </style:style>
    <style:style style:name="P17" style:family="paragraph" style:parent-style-name="Text_20_body" style:list-style-name="L7">
      <style:paragraph-properties fo:margin-top="0cm" fo:margin-bottom="0cm" style:contextual-spacing="false"/>
    </style:style>
    <style:style style:name="P18" style:family="paragraph" style:parent-style-name="Text_20_body" style:list-style-name="L8">
      <style:paragraph-properties fo:margin-top="0cm" fo:margin-bottom="0cm" style:contextual-spacing="false"/>
    </style:style>
    <style:style style:name="P19" style:family="paragraph" style:parent-style-name="Text_20_body" style:list-style-name="L9">
      <style:paragraph-properties fo:margin-top="0cm" fo:margin-bottom="0cm" style:contextual-spacing="false"/>
    </style:style>
    <style:style style:name="P20" style:family="paragraph" style:parent-style-name="Text_20_body" style:list-style-name="L10">
      <style:paragraph-properties fo:margin-top="0cm" fo:margin-bottom="0cm" style:contextual-spacing="false"/>
    </style:style>
    <style:style style:name="P21" style:family="paragraph" style:parent-style-name="Text_20_body" style:list-style-name="L11">
      <style:paragraph-properties fo:margin-top="0cm" fo:margin-bottom="0cm" style:contextual-spacing="false"/>
    </style:style>
    <style:style style:name="P22" style:family="paragraph" style:parent-style-name="Text_20_body" style:list-style-name="L12">
      <style:paragraph-properties fo:margin-top="0cm" fo:margin-bottom="0cm" style:contextual-spacing="false"/>
    </style:style>
    <style:style style:name="P23" style:family="paragraph" style:parent-style-name="Text_20_body" style:list-style-name="L13">
      <style:paragraph-properties fo:margin-top="0cm" fo:margin-bottom="0cm" style:contextual-spacing="false"/>
    </style:style>
    <style:style style:name="P24" style:family="paragraph" style:parent-style-name="Text_20_body" style:list-style-name="L14">
      <style:paragraph-properties fo:margin-top="0cm" fo:margin-bottom="0cm" style:contextual-spacing="false"/>
    </style:style>
    <style:style style:name="P25" style:family="paragraph" style:parent-style-name="Text_20_body" style:list-style-name="L15">
      <style:paragraph-properties fo:margin-top="0cm" fo:margin-bottom="0cm" style:contextual-spacing="false"/>
    </style:style>
    <style:style style:name="P26" style:family="paragraph" style:parent-style-name="Text_20_body" style:list-style-name="L16">
      <style:paragraph-properties fo:margin-top="0cm" fo:margin-bottom="0cm" style:contextual-spacing="false"/>
    </style:style>
    <style:style style:name="P27" style:family="paragraph" style:parent-style-name="Text_20_body" style:list-style-name="L17">
      <style:paragraph-properties fo:margin-top="0cm" fo:margin-bottom="0cm" style:contextual-spacing="fals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variant="normal" fo:text-transform="none" style:text-position="0% 100%" fo:font-style="normal" style:text-underline-style="none" fo:font-weight="normal"/>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1. Introduction</text:p>
      <text:list xml:id="list926877358" text:style-name="L1">
        <text:list-item>
          <text:p text:style-name="P11"><text:a xlink:type="simple" xlink:href="#abstract" text:style-name="Internet_20_link" text:visited-style-name="Visited_20_Internet_20_Link"><text:span text:style-name="Definition">Abstract</text:span></text:a></text:p>
        </text:list-item>
        <text:list-item>
          <text:p text:style-name="P11"><text:a xlink:type="simple" xlink:href="#research-questions---june-2023" text:style-name="Internet_20_link" text:visited-style-name="Visited_20_Internet_20_Link"><text:span text:style-name="Definition">Research Questions - June 2023</text:span></text:a></text:p>
        </text:list-item>
        <text:list-item>
          <text:p text:style-name="P11"><text:a xlink:type="simple" xlink:href="#starting-thoughts-for-contents-of-introduction" text:style-name="Internet_20_link" text:visited-style-name="Visited_20_Internet_20_Link"><text:span text:style-name="Definition">Starting thoughts for contents of introduction</text:span></text:a></text:p>
          <text:list text:style-name="L2">
            <text:list-item>
              <text:p text:style-name="P12"><text:a xlink:type="simple" xlink:href="#personal-context" text:style-name="Internet_20_link" text:visited-style-name="Visited_20_Internet_20_Link"><text:span text:style-name="Definition">Personal context</text:span></text:a></text:p>
              <text:list text:style-name="L3">
                <text:list-item>
                  <text:p text:style-name="P13"><text:a xlink:type="simple" xlink:href="#a-response-of-sorts" text:style-name="Internet_20_link" text:visited-style-name="Visited_20_Internet_20_Link"><text:span text:style-name="Definition">A response of sorts</text:span></text:a></text:p>
                </text:list-item>
              </text:list>
            </text:list-item>
          </text:list>
        </text:list-item>
        <text:list-item>
          <text:p text:style-name="P11"><text:a xlink:type="simple" xlink:href="#aligning-with-other-contextual-factors" text:style-name="Internet_20_link" text:visited-style-name="Visited_20_Internet_20_Link"><text:span text:style-name="Definition">Aligning with other contextual factors</text:span></text:a></text:p>
          <text:list text:style-name="L4">
            <text:list-item>
              <text:p text:style-name="P14"><text:a xlink:type="simple" xlink:href="#alignment-with-teaching-computing-in-uk-context" text:style-name="Internet_20_link" text:visited-style-name="Visited_20_Internet_20_Link"><text:span text:style-name="Definition">Alignment with teaching Computing in UK context</text:span></text:a></text:p>
            </text:list-item>
          </text:list>
        </text:list-item>
        <text:list-item>
          <text:p text:style-name="P11"><text:a xlink:type="simple" xlink:href="#motivations-for-learning-to-code-specifically-via-game-making" text:style-name="Internet_20_link" text:visited-style-name="Visited_20_Internet_20_Link"><text:span text:style-name="Definition">Motivations for learning to code specifically via game making</text:span></text:a></text:p>
          <text:list text:style-name="L5">
            <text:list-item>
              <text:p text:style-name="P15"><text:a xlink:type="simple" xlink:href="#the-context-of-retro-gaming" text:style-name="Internet_20_link" text:visited-style-name="Visited_20_Internet_20_Link"><text:span text:style-name="Definition">The context of retro gaming</text:span></text:a></text:p>
            </text:list-item>
            <text:list-item>
              <text:p text:style-name="P15"><text:a xlink:type="simple" xlink:href="#skills-stem-pipeline-agenda" text:style-name="Internet_20_link" text:visited-style-name="Visited_20_Internet_20_Link"><text:span text:style-name="Definition">Skills &amp; STEM pipeline agenda</text:span></text:a></text:p>
            </text:list-item>
            <text:list-item>
              <text:p text:style-name="P15"><text:a xlink:type="simple" xlink:href="#empowerment-agenda-of-authentic-computing-aligning-with-personal-motivations" text:style-name="Internet_20_link" text:visited-style-name="Visited_20_Internet_20_Link"><text:span text:style-name="Definition">Empowerment agenda of authentic computing aligning with personal motivations</text:span></text:a></text:p>
              <text:list text:style-name="L6">
                <text:list-item>
                  <text:p text:style-name="P16"><text:a xlink:type="simple" xlink:href="#authenticity-as-empowering" text:style-name="Internet_20_link" text:visited-style-name="Visited_20_Internet_20_Link"><text:span text:style-name="Definition">Authenticity as Empowering</text:span></text:a></text:p>
                </text:list-item>
              </text:list>
            </text:list-item>
            <text:list-item>
              <text:p text:style-name="P15"><text:a xlink:type="simple" xlink:href="#game-making-project-based-learning-and-inclusion" text:style-name="Internet_20_link" text:visited-style-name="Visited_20_Internet_20_Link"><text:span text:style-name="Definition">Game Making, Project Based Learning and Inclusion</text:span></text:a></text:p>
            </text:list-item>
            <text:list-item>
              <text:p text:style-name="P15"><text:a xlink:type="simple" xlink:href="#context-of-digital-making-and-design-and-home-learning-of-media" text:style-name="Internet_20_link" text:visited-style-name="Visited_20_Internet_20_Link"><text:span text:style-name="Definition">Context of digital making and design and home learning of media</text:span></text:a></text:p>
            </text:list-item>
            <text:list-item>
              <text:p text:style-name="P15"><text:a xlink:type="simple" xlink:href="#context-of-home-education-and-family-learning" text:style-name="Internet_20_link" text:visited-style-name="Visited_20_Internet_20_Link"><text:span text:style-name="Definition">Context of Home Education and family learning</text:span></text:a></text:p>
            </text:list-item>
          </text:list>
        </text:list-item>
        <text:list-item>
          <text:p text:style-name="P11"><text:a xlink:type="simple" xlink:href="#the-importance-of-understanding-projects-and-socio-cultural-and-activist-concepts-of-activity" text:style-name="Internet_20_link" text:visited-style-name="Visited_20_Internet_20_Link"><text:span text:style-name="Definition">The importance of understanding Projects and socio cultural and activist concepts of Activity</text:span></text:a></text:p>
        </text:list-item>
        <text:list-item>
          <text:p text:style-name="P11"><text:a xlink:type="simple" xlink:href="#outline-of-the-structure-of-the-thesis" text:style-name="Internet_20_link" text:visited-style-name="Visited_20_Internet_20_Link"><text:span text:style-name="Definition">Outline of the structure of the thesis</text:span></text:a></text:p>
        </text:list-item>
        <text:list-item>
          <text:p text:style-name="P11"><text:a xlink:type="simple" xlink:href="#overall-key-messages-contribution-to-knowledge" text:style-name="Internet_20_link" text:visited-style-name="Visited_20_Internet_20_Link"><text:span text:style-name="Definition">Overall key messages &amp; contribution to Knowledge</text:span></text:a></text:p>
        </text:list-item>
        <text:list-item>
          <text:p text:style-name="P11"><text:a xlink:type="simple" xlink:href="#link-to-next-chapter" text:style-name="Internet_20_link" text:visited-style-name="Visited_20_Internet_20_Link"><text:span text:style-name="Definition">Link to next chapter</text:span></text:a></text:p>
        </text:list-item>
      </text:list>
      <text:h text:style-name="Heading_20_2" text:outline-level="2"><text:bookmark-start text:name="abstract"/>Abstract<text:bookmark-end text:name="abstract"/></text:h>
      <text:p text:style-name="Standard">to come - for now see outline of thesis at the end of chapter</text:p>
      <text:p text:style-name="Standard"/>
      <text:p text:style-name="P7"/>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0">Stage</text:p>
            </table:table-cell>
            <table:table-cell table:style-name="Table1.A1" office:value-type="string">
              <text:p text:style-name="P10">Technique</text:p>
            </table:table-cell>
            <table:table-cell table:style-name="Table1.A1" office:value-type="string">
              <text:p text:style-name="P10">Description</text:p>
            </table:table-cell>
          </table:table-row>
        </table:table-header-rows>
        <table:table-row>
          <table:table-cell table:style-name="Table1.A1" office:value-type="string">
            <text:p text:style-name="P9">1 &amp; 2</text:p>
          </table:table-cell>
          <table:table-cell table:style-name="Table1.A1" office:value-type="string">
            <text:p text:style-name="P9">Making observations of activity based on 3 planes approach (&amp; practicalities)</text:p>
          </table:table-cell>
          <table:table-cell table:style-name="Table1.A1" office:value-type="string">
            <text:p text:style-name="P9">Dipping into screen capture and 360 footage (VLC player) helped inform the smaller subsequent selection of data.Observations stored in an Excel spreadsheet and separate Word documents on tensions and barriers in activity.</text:p>
          </table:table-cell>
        </table:table-row>
        <table:table-row>
          <table:table-cell table:style-name="Table1.A1" office:value-type="string">
            <text:p text:style-name="P9">2</text:p>
          </table:table-cell>
          <table:table-cell table:style-name="Table1.A1" office:value-type="string">
            <text:p text:style-name="P9">Transcription of activity and conversations</text:p>
          </table:table-cell>
          <table:table-cell table:style-name="Table1.A1" office:value-type="string">
            <text:p text:style-name="P9">Simultaneous viewing of screen capture and 360 footage.Actions and extracts of conversations recorded into a Word document.For the individual/pair, their activity was split into 5-minute sections and recorded <text:soft-page-break/>in a Word document, time-coded via a grid table format.</text:p>
          </table:table-cell>
        </table:table-row>
        <table:table-row>
          <table:table-cell table:style-name="Table1.A1" office:value-type="string">
            <text:p text:style-name="P9">2</text:p>
          </table:table-cell>
          <table:table-cell table:style-name="Table1.A1" office:value-type="string">
            <text:p text:style-name="P9">Exploratory Thematic Clustering</text:p>
          </table:table-cell>
          <table:table-cell table:style-name="Table1.A1" office:value-type="string">
            <text:p text:style-name="P9">Eight screen capture/360 files from five group sessions analysed.The process was complicated by the video file formats and their extended length.Activity was coded based on an evolving schema including design cycle stages, participant interactions, and game elements participants were working on.</text:p>
          </table:table-cell>
        </table:table-row>
        <table:table-row>
          <table:table-cell table:style-name="Table1.A1" office:value-type="string">
            <text:p text:style-name="P9">3</text:p>
          </table:table-cell>
          <table:table-cell table:style-name="Table1.A1" office:value-type="string">
            <text:p text:style-name="P9">Revised Thematic Clustering</text:p>
          </table:table-cell>
          <table:table-cell table:style-name="Table1.A1" office:value-type="string">
            <text:p text:style-name="Table_20_Contents">Video capture and 360 data in NVivo.Twelve screen capture/360 files from five group sessions analyzed.A revised thematic analysis focused on different uses of game design patterns (GDPs) and dimensions of participant agency.</text:p>
          </table:table-cell>
        </table:table-row>
        <table:table-row>
          <table:table-cell table:style-name="Table1.A1" office:value-type="string">
            <text:p text:style-name="P9">3</text:p>
          </table:table-cell>
          <table:table-cell table:style-name="Table1.A1" office:value-type="string">
            <text:p text:style-name="P9">Choosing and transcribing vignettes</text:p>
          </table:table-cell>
          <table:table-cell table:style-name="Table1.A1" office:value-type="string">
            <text:p text:style-name="P9">Simultaneous viewing of screen capture and 360 footage in VLC player.Practitioner interviews also reviewed in VLC player.Four vignettes chosen and transcribed.Full transcription for a limited time period including description and commentary on non-verbal aspects like movement and gesture.Provides deeper insight into pair processes and individual experiences.</text:p>
          </table:table-cell>
        </table:table-row>
      </table:table>
      <text:h text:style-name="P4" text:outline-level="3"/>
      <text:p text:style-name="P8">of a dysfunctional division of labour in the penultimate session of P2 <text:note text:id="ftn24" text:note-class="footnote"><text:note-citation>1</text:note-citation><text:note-body><text:p text:style-name="Footnote">Mark(p) repeatedly steers Ed(c) to pick one GDP to allow them to carefully work through the associated documentation together, a process he later refers to in interview data as <text:span text:style-name="T2">plodding</text:span> . See interview extract in Vignette 3.</text:p></text:note-body></text:note>.</text:p>
      <text:p text:style-name="P5">For much of the first part of the session Mark takes a significant amount of time puzzling over documentation on how to add animation to a character. He reads aloud from documentation. "Mark:. In the create function...". He breaks off to comment on the difficulty involved. "Mark: Quite complicated. But we can do it. But it would mean a lot of mucking around....It’s like a project in itself really." <text:s/>Ed is left inactive and seemingly address this tension child proposes dividing their labour and working on two separate computers. Ed points to the cupboard in which laptop computers are kept and comments. "Ed(c): Why don’t you go there for a computer and you can do that?" <text:s/>Mark(p): Why? What? While you’re doing what? Ed: Um making a sound track or something. I could do something like that." Mark fetches a new computer to continue his focused research but soon joins in Ed's exploration of sound-making software. They start a process of tinkering and messing about with the capability of music-making tools in a way that spurs creativity.</text:p>
      <text:p text:style-name="P3">Turning now to commentary and discussio</text:p>
      <text:h text:style-name="Heading_20_2" text:outline-level="2"><text:bookmark-start text:name="research-questions---june-2023"/><text:soft-page-break/>Research Questions - June 2023<text:bookmark-end text:name="research-questions---june-2023"/></text:h>
      <text:list text:style-name="L7">
        <text:list-item>
          <text:p text:style-name="P17">What pedagogical tools and processes are available to support novices to overcome barriers to game coding and design? </text:p>
        </text:list-item>
        <text:list-item>
          <text:p text:style-name="P17">How can participants build agency in an evolving community of game makers?</text:p>
        </text:list-item>
        <text:list-item>
          <text:p text:style-name="P17">How can game design patterns support the development of coding practices with novices?</text:p>
        </text:list-item>
      </text:list>
      <text:h text:style-name="Heading_20_2" text:outline-level="2"><text:bookmark-start text:name="starting-thoughts-for-contents-of-introduction"/>Starting thoughts for contents of introduction<text:bookmark-end text:name="starting-thoughts-for-contents-of-introduction"/></text:h>
      <text:list xml:id="list187396622" text:style-name="L8">
        <text:list-item>
          <text:p text:style-name="P18">Personal introduction, DiY media and music,</text:p>
        </text:list-item>
        <text:list-item>
          <text:p text:style-name="P18">Coding, digital making, game making, media literacy - Exploring motivations in each domain.</text:p>
        </text:list-item>
        <text:list-item>
          <text:p text:style-name="P18">(move mostly to lit review) PBL,</text:p>
        </text:list-item>
        <text:list-item>
          <text:p text:style-name="P18">Formal, Informal and non-formal spaces</text:p>
          <text:list text:style-name="L9">
            <text:list-item>
              <text:p text:style-name="P19">increasing role in professional spaces to keep abreast of new changes in practices, sectors and technology (cf conferences / hackathons)</text:p>
            </text:list-item>
          </text:list>
        </text:list-item>
        <text:list-item>
          <text:p text:style-name="P18">Characteristics of Family Learning</text:p>
        </text:list-item>
        <text:list-item>
          <text:p text:style-name="P18">Introduction to RQs</text:p>
        </text:list-item>
      </text:list>
      <text:h text:style-name="Heading_20_3" text:outline-level="3"><text:bookmark-start text:name="personal-context"/>Personal context<text:bookmark-end text:name="personal-context"/></text:h>
      <text:p text:style-name="Standard">In the middle of regenerated Hulme on the corner opposite the Birley fields campus is a squat unassuming building called the church of the Ascention. A part from being a site of sanctuary for the political refugee Virag Mendes in a notable anti-deportation campaign of the 1980s, it was also the site of one of Europe’s first electronic village halls. In 1996, as an unemployed recent graduate and new editor of a fanzine on the fledling electronic music scene centred around the Hulme venues of the Nia centre and New Adri, I was directed to this centre as it had the software Abiword which had the ability to print out rounded text boxes, a feature I thought would look pretty snazzy cut and pasted over over-photocopied backgrounds from 2000AD. No physical place in the UK seemed to better live out the counter-cultural, dystopian, cyberpunk ethic populised by 2000AD and the authour William Gibson. At the Hulme Community Computing Centre the hippy volunteer who facilitated my fanzine printing encouranged me to make a website of the fanzine. On later visits he gave me a print out of a website that detailed how to write HTML web pages and offered free webspace as part of the HCCC site. Pete enthusiastic about the Unix operating system common mostly on webservers and university computers.</text:p>
      <text:p text:style-name="Text_20_body"><text:soft-page-break/>This spirit of peer-learning combined with my desire to share the ethos of the DIY music scene fuelled many years of using the internet to promote unlicenced music events. In 1995 and 1996, the internet, like Hulme, seemed to be a corporate free space, a space for oddballs, niche enthusiasts and more importantly activists. This period saw increasing alignment with the growth of the internet to link up activities of disparate political and cultural groups around gatherings international finance institution (IFIs). For me this culminated in helping to organise and promote an event for June 18th 1999. Similar carnival-themed events drew on the blue print of reclaim the streets mixing street blockaded by outdoor sound systems. While the site of street party and protests as a chaotic and inspirational environment has been explored [carmo_reclaim_2012;jordan_notes_2005], its value as a site of learning still bears exploration.</text:p>
      <text:p text:style-name="Text_20_body">Five years in 2001 later after working as a teacher, and being immersed in the party and protest scene I returned to Manchester and found a home in the Redbricks estate. Since 1999 local residents had rented a pre broadband T2 internet collection and used linux servers and snaking, self-made network cables across roads, through roof spaces, to share this connection for affordable prices. Pete helped set up our connection for a home office for a new internet project called Beyond TV which was a pre-YouTube internet sharing site off shoot of the Undercurrent VHS magasine video activist project.<text:line-break/>https://communityreporter.net/story/internet-and-evolution-manchester-communities</text:p>
      <text:p text:style-name="Text_20_body">My involvement with a broad network of media and internet activists centre around the network of Indymedia, a description and quote. The range of skills involved in travelling to new places and setting up temporary media centres and reporting on events was significant. I both learnt and shared many innovative tools and skills.</text:p>
      <text:p text:style-name="Text_20_body">The empowerment and education aspect of these networks and new uses of technology was something that I wanted to share with wider networks. To pay the bills I developed a specialism in internet and media creation training and community as paid activity to support my environmental and migrant activism. One role was as a documentation writer for Floss manuals specialising in free and open sources tools for media and secure communications. Another of those roles was to set up run a media centres for Community Arts Northwest and People’s Voice Media.</text:p>
      <text:p text:style-name="Text_20_body">As time developed, activist activities aligned with arts techniques. Specifically integrating performance art and activist outreach activities. The concept gain traction with the rebel clown army FIND SOURCES.</text:p>
      <text:p text:style-name="Text_20_body"><text:soft-page-break/>Unfortunately, the performative element of activism took a dark turn as when it was revealed that the activist network I had been involved with were heavily infiltrated by police. Police infiltrators had also been undertaking a performance. The reality that the police and wider authorities had just been letting direct actions happen and even instigating some of them was stark. While I had always been aware of the limits of our agency, I had got carried away. This all came crashing down and the process of being secretive about our actions and my role in outreach for this movement became very uncomfortable. What was I getting people involved with?</text:p>
      <text:p text:style-name="Text_20_body">The intervention of environmental direct action had clashed against the interests of the state. It had become clear that more than one team were prepared to bend or break the rules and that our side was woefully less prepared in terms of legal and financial back up.</text:p>
      <text:p text:style-name="Text_20_body">I had got involved with three movements that had pushed up against the limits to their independence and had seen push back. Firstly the state clamp down on free festivals, then the corporate embrace and destroy of alternative internet cultures and finally the state infiltration of activist networks. Our attempts to make change happen and develop agency in a complex modern society had had the rug pulled out from under us. It all felt a bit much.</text:p>
      <text:h text:style-name="Heading_20_4" text:outline-level="4"><text:bookmark-start text:name="a-response-of-sorts"/>A response of sorts<text:bookmark-end text:name="a-response-of-sorts"/></text:h>
      <text:p text:style-name="Standard">My response was to shift focus on community work and training and documentation work with international networks. Project-based community and communications felt rewarding but the legs of communinty-based adult education were being cut off by the coalition government. Thus it was strategic to I retrained with a masters in Computing and PGCE in Computing at Manchester Met.</text:p>
      <text:p text:style-name="Text_20_body">During my PGCE year I found it impossible to bring in the kind of project based learning techniques to the classroom. I explore some of the challenges I and other educators face in later chapters. I did however manage to create a pilot scheme to teach javascript in playful ways which I trialled in the classroom and wrote up as a dissertation and published the results as part o the Mozilla Teach the Web online resources. I used their Thimble tool. Thimble was an early code playground - define</text:p>
      <text:p text:style-name="Text_20_body">It was from this base, and in response to home educators call to enage with parntership work with Manchester Met Uni wit work around learning to code using games that I returned to Mozilla’s web resources to discover a javascript library to facilitate game making in the browser. Rather than using media to mobilise and feed into social movements, games became a medium to explore and create as a playful educational experience.</text:p>
      <text:p text:style-name="Text_20_body"><text:soft-page-break/>This shift had been a long time coming. In some ways the interest in young people and family was a positive and strategic shift to align with my new role as a parent. In other ways the shift to playing and making in a more electronic, de-politicised playground was a retreat from painful memories of loss, betrayal and defeat. This reconciling of these elements and is an on-going process of which this thesis plays a part.</text:p>
      <text:h text:style-name="Heading_20_2" text:outline-level="2"><text:bookmark-start text:name="aligning-with-other-contextual-factors"/>Aligning with other contextual factors<text:bookmark-end text:name="aligning-with-other-contextual-factors"/></text:h>
      <text:h text:style-name="Heading_20_3" text:outline-level="3"><text:bookmark-start text:name="alignment-with-teaching-computing-in-uk-context"/>Alignment with teaching Computing in UK context<text:bookmark-end text:name="alignment-with-teaching-computing-in-uk-context"/></text:h>
      <text:p text:style-name="P6">The potential of digital game making is explored in depth in a review by Kafai and Burke <text:reference-mark-start text:name="ZOTERO_ITEM CSL_CITATION {&quot;citationID&quot;:&quot;kuuxfith&quot;,&quot;properties&quot;:{&quot;formattedCitation&quot;:&quot;(2015)&quot;,&quot;plainCitation&quot;:&quot;(2015)&quot;,&quot;noteIndex&quot;:0},&quot;citationItems&quot;:[{&quot;id&quot;:3520,&quot;uris&quot;:[&quot;http://zotero.org/users/1913249/items/8K58PTFV&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suppress-author&quot;:true,&quot;prefix&quot;:&quot;&quot;,&quot;suffix&quot;:&quot;&quot;}],&quot;schema&quot;:&quot;https://github.com/citation-style-language/schema/raw/master/csl-citation.json&quot;} RNDGicJ5kgb4w"/>(2015)<text:reference-mark-end text:name="ZOTERO_ITEM CSL_CITATION {&quot;citationID&quot;:&quot;kuuxfith&quot;,&quot;properties&quot;:{&quot;formattedCitation&quot;:&quot;(2015)&quot;,&quot;plainCitation&quot;:&quot;(2015)&quot;,&quot;noteIndex&quot;:0},&quot;citationItems&quot;:[{&quot;id&quot;:3520,&quot;uris&quot;:[&quot;http://zotero.org/users/1913249/items/8K58PTFV&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suppress-author&quot;:true,&quot;prefix&quot;:&quot;&quot;,&quot;suffix&quot;:&quot;&quot;}],&quot;schema&quot;:&quot;https://github.com/citation-style-language/schema/raw/master/csl-citation.json&quot;} RNDGicJ5kgb4w"/>. The most prominent learning objective of making games in educational setting is to develop <text:span text:style-name="T2">coding and computing skills</text:span>. There are extensive studies on <text:span text:style-name="T2">game making to learn other subjects</text:span> including maths, biology and chemistry but diverse examples exist. Game making can also develop social skills, self-reflection, cultural awareness and a range of technical abilities that allow participation in information society. Finally, because, game making involves a systems-based understanding of the world, and as games are themselves interactive systems, they are a powerful vehicle for exploring complex problems involving race, sex, social issues <text:reference-mark-start text:name="ZOTERO_ITEM CSL_CITATION {&quot;citationID&quot;:&quot;pagduekd&quot;,&quot;properties&quot;:{&quot;formattedCitation&quot;:&quot;(Tekinba\\uc0\\u351{} et al., 2010)&quot;,&quot;plainCitation&quot;:&quot;(Tekinbaş et al., 2010)&quot;,&quot;noteIndex&quot;:0},&quot;citationItems&quot;:[{&quot;id&quot;:3874,&quot;uris&quot;:[&quot;http://zotero.org/users/1913249/items/3AQZ3WDH&quot;,[&quot;http://zotero.org/users/1913249/items/3AQZ3WDH&quot;]],&quot;itemData&quot;:{&quot;id&quot;:3874,&quot;type&quot;:&quot;book&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event-place&quot;:&quot;Cambridge, Mass&quot;,&quot;ISBN&quot;:&quot;978-0-262-51565-8&quot;,&quot;language&quot;:&quot;English&quot;,&quot;note&quot;:&quot;DOI: 10.7551/mitpress/8909.001.0001&quot;,&quot;number-of-pages&quot;:&quot;164&quot;,&quot;publisher&quot;:&quot;The MIT Press&quot;,&quot;publisher-place&quot;:&quot;Cambridge, Mass&quot;,&quot;source&quot;:&quot;Amazon&quot;,&quot;title&quot;:&quot;Quest to learn: developing the school for digital kids&quot;,&quot;title-short&quot;:&quot;Quest to learn&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issued&quot;:{&quot;date-parts&quot;:[[&quot;2010&quot;,10,29]]},&quot;citation-key&quot;:&quot;tekinbas_quest_2010&quot;},&quot;prefix&quot;:&quot;&quot;,&quot;suffix&quot;:&quot;&quot;}],&quot;schema&quot;:&quot;https://github.com/citation-style-language/schema/raw/master/csl-citation.json&quot;} RND3akodt1sry"/><text:span text:style-name="T4">(Tekinbaş et al., 2010)</text:span><text:reference-mark-end text:name="ZOTERO_ITEM CSL_CITATION {&quot;citationID&quot;:&quot;pagduekd&quot;,&quot;properties&quot;:{&quot;formattedCitation&quot;:&quot;(Tekinba\\uc0\\u351{} et al., 2010)&quot;,&quot;plainCitation&quot;:&quot;(Tekinbaş et al., 2010)&quot;,&quot;noteIndex&quot;:0},&quot;citationItems&quot;:[{&quot;id&quot;:3874,&quot;uris&quot;:[&quot;http://zotero.org/users/1913249/items/3AQZ3WDH&quot;,[&quot;http://zotero.org/users/1913249/items/3AQZ3WDH&quot;]],&quot;itemData&quot;:{&quot;id&quot;:3874,&quot;type&quot;:&quot;book&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event-place&quot;:&quot;Cambridge, Mass&quot;,&quot;ISBN&quot;:&quot;978-0-262-51565-8&quot;,&quot;language&quot;:&quot;English&quot;,&quot;note&quot;:&quot;DOI: 10.7551/mitpress/8909.001.0001&quot;,&quot;number-of-pages&quot;:&quot;164&quot;,&quot;publisher&quot;:&quot;The MIT Press&quot;,&quot;publisher-place&quot;:&quot;Cambridge, Mass&quot;,&quot;source&quot;:&quot;Amazon&quot;,&quot;title&quot;:&quot;Quest to learn: developing the school for digital kids&quot;,&quot;title-short&quot;:&quot;Quest to learn&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issued&quot;:{&quot;date-parts&quot;:[[&quot;2010&quot;,10,29]]},&quot;citation-key&quot;:&quot;tekinbas_quest_2010&quot;},&quot;prefix&quot;:&quot;&quot;,&quot;suffix&quot;:&quot;&quot;}],&quot;schema&quot;:&quot;https://github.com/citation-style-language/schema/raw/master/csl-citation.json&quot;} RND3akodt1sry"/>.</text:p>
      <text:p text:style-name="Text_20_body">While there has been a large body of research on the value and practice of game making for educational purposes, it is a dynamic landscape which has many areas which merit additional research. New software tools to make games which offer new pedagogical possibilities emerge regularly. Game playing practices and the opportunities provided by participation in wider communities also continue to evolve. For example, casual and retro games played by both adults and children are increasingly available via smart phones and home consoles. The nostalgia around such games and the associated aesthetics of cuteness creates a potential for connection between younger and older players <text:reference-mark-start text:name="ZOTERO_ITEM CSL_CITATION {&quot;citationID&quot;:&quot;zhunukxh&quot;,&quot;properties&quot;:{&quot;formattedCitation&quot;:&quot;(Boyle and Kao, 2017)&quot;,&quot;plainCitation&quot;:&quot;(Boyle and Kao, 2017)&quot;,&quot;noteIndex&quot;:0},&quot;citationItems&quot;:[{&quot;id&quot;:3743,&quot;uris&quot;:[&quot;http://zotero.org/users/1913249/items/47HDZ7GT&quot;,[&quot;http://zotero.org/users/1913249/items/47HDZ7GT&quot;]],&quot;itemData&quot;:{&quot;id&quot;:3743,&quot;type&quot;:&quot;book&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language&quot;:&quot;English&quot;,&quot;note&quot;:&quot;Accepted: 2019-03-26 23:55\nDOI: 10.21983/P3.0188.1.00&quot;,&quot;publisher&quot;:&quot;punctum books&quot;,&quot;source&quot;:&quot;library.oapen.org&quot;,&quot;title&quot;:&quot;The retro-futurism of cuteness&quot;,&quot;URL&quot;:&quot;https://library.oapen.org/handle/20.500.12657/25441&quot;,&quot;editor&quot;:[{&quot;family&quot;:&quot;Boyle&quot;,&quot;given&quot;:&quot;Jen&quot;},{&quot;family&quot;:&quot;Kao&quot;,&quot;given&quot;:&quot;Wan-Chuan&quot;}],&quot;accessed&quot;:{&quot;date-parts&quot;:[[&quot;2022&quot;,8,7]]},&quot;issued&quot;:{&quot;date-parts&quot;:[[&quot;2017&quot;]]},&quot;citation-key&quot;:&quot;boyle_retro-futurism_2017&quot;},&quot;prefix&quot;:&quot;&quot;,&quot;suffix&quot;:&quot;&quot;}],&quot;schema&quot;:&quot;https://github.com/citation-style-language/schema/raw/master/csl-citation.json&quot;} RND07R6K6EnRv"/>(Boyle and Kao, 2017)<text:reference-mark-end text:name="ZOTERO_ITEM CSL_CITATION {&quot;citationID&quot;:&quot;zhunukxh&quot;,&quot;properties&quot;:{&quot;formattedCitation&quot;:&quot;(Boyle and Kao, 2017)&quot;,&quot;plainCitation&quot;:&quot;(Boyle and Kao, 2017)&quot;,&quot;noteIndex&quot;:0},&quot;citationItems&quot;:[{&quot;id&quot;:3743,&quot;uris&quot;:[&quot;http://zotero.org/users/1913249/items/47HDZ7GT&quot;,[&quot;http://zotero.org/users/1913249/items/47HDZ7GT&quot;]],&quot;itemData&quot;:{&quot;id&quot;:3743,&quot;type&quot;:&quot;book&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language&quot;:&quot;English&quot;,&quot;note&quot;:&quot;Accepted: 2019-03-26 23:55\nDOI: 10.21983/P3.0188.1.00&quot;,&quot;publisher&quot;:&quot;punctum books&quot;,&quot;source&quot;:&quot;library.oapen.org&quot;,&quot;title&quot;:&quot;The retro-futurism of cuteness&quot;,&quot;URL&quot;:&quot;https://library.oapen.org/handle/20.500.12657/25441&quot;,&quot;editor&quot;:[{&quot;family&quot;:&quot;Boyle&quot;,&quot;given&quot;:&quot;Jen&quot;},{&quot;family&quot;:&quot;Kao&quot;,&quot;given&quot;:&quot;Wan-Chuan&quot;}],&quot;accessed&quot;:{&quot;date-parts&quot;:[[&quot;2022&quot;,8,7]]},&quot;issued&quot;:{&quot;date-parts&quot;:[[&quot;2017&quot;]]},&quot;citation-key&quot;:&quot;boyle_retro-futurism_2017&quot;},&quot;prefix&quot;:&quot;&quot;,&quot;suffix&quot;:&quot;&quot;}],&quot;schema&quot;:&quot;https://github.com/citation-style-language/schema/raw/master/csl-citation.json&quot;} RND07R6K6EnRv"/>. The sustained popularity of retro games together with easy-to-use game making tools and code frameworks provides an entry point for game players into game making cultures which is reflected in the success of amateur games publishing websites like itch.io <text:reference-mark-start text:name="ZOTERO_ITEM CSL_CITATION {&quot;citationID&quot;:&quot;jbalbgzx&quot;,&quot;properties&quot;:{&quot;formattedCitation&quot;:&quot;(Garda, 2014)&quot;,&quot;plainCitation&quot;:&quot;(Garda, 2014)&quot;,&quot;noteIndex&quot;:0},&quot;citationItems&quot;:[{&quot;id&quot;:3757,&quot;uris&quot;:[&quot;http://zotero.org/users/1913249/items/U5QUFD8Q&quot;,[&quot;http://zotero.org/users/1913249/items/U5QUFD8Q&quot;]],&quot;itemData&quot;:{&quot;id&quot;:3757,&quot;type&quot;:&quot;paper-conference&quot;,&quot;container-title&quot;:&quot;DiGRA - Proceedings of the 2013 DiGRA International Conference: DeFragging Game Studies&quot;,&quot;ISBN&quot;:&quot;ISSN 2342-9666&quot;,&quot;title&quot;:&quot;Nostalgia in retro game design&quot;,&quot;URL&quot;:&quot;http://www.digra.org/wp-content/uploads/digital-library/paper_310.pdf&quot;,&quot;author&quot;:[{&quot;family&quot;:&quot;Garda&quot;,&quot;given&quot;:&quot;Maria B&quot;}],&quot;issued&quot;:{&quot;date-parts&quot;:[[&quot;2014&quot;,8]]},&quot;citation-key&quot;:&quot;garda_nostalgia_2014&quot;},&quot;prefix&quot;:&quot;&quot;,&quot;suffix&quot;:&quot;&quot;}],&quot;schema&quot;:&quot;https://github.com/citation-style-language/schema/raw/master/csl-citation.json&quot;} RNDzs0aYcbpyp"/>(Garda, 2014)<text:reference-mark-end text:name="ZOTERO_ITEM CSL_CITATION {&quot;citationID&quot;:&quot;jbalbgzx&quot;,&quot;properties&quot;:{&quot;formattedCitation&quot;:&quot;(Garda, 2014)&quot;,&quot;plainCitation&quot;:&quot;(Garda, 2014)&quot;,&quot;noteIndex&quot;:0},&quot;citationItems&quot;:[{&quot;id&quot;:3757,&quot;uris&quot;:[&quot;http://zotero.org/users/1913249/items/U5QUFD8Q&quot;,[&quot;http://zotero.org/users/1913249/items/U5QUFD8Q&quot;]],&quot;itemData&quot;:{&quot;id&quot;:3757,&quot;type&quot;:&quot;paper-conference&quot;,&quot;container-title&quot;:&quot;DiGRA - Proceedings of the 2013 DiGRA International Conference: DeFragging Game Studies&quot;,&quot;ISBN&quot;:&quot;ISSN 2342-9666&quot;,&quot;title&quot;:&quot;Nostalgia in retro game design&quot;,&quot;URL&quot;:&quot;http://www.digra.org/wp-content/uploads/digital-library/paper_310.pdf&quot;,&quot;author&quot;:[{&quot;family&quot;:&quot;Garda&quot;,&quot;given&quot;:&quot;Maria B&quot;}],&quot;issued&quot;:{&quot;date-parts&quot;:[[&quot;2014&quot;,8]]},&quot;citation-key&quot;:&quot;garda_nostalgia_2014&quot;},&quot;prefix&quot;:&quot;&quot;,&quot;suffix&quot;:&quot;&quot;}],&quot;schema&quot;:&quot;https://github.com/citation-style-language/schema/raw/master/csl-citation.json&quot;} RNDzs0aYcbpyp"/>.</text:p>
      <text:p text:style-name="Text_20_body">The rhetoric accompanying the launch of a new curriculum promised the ability to undertake game and media project production as a way to increase learners authentic real-world programming skills through creating authentic projects <text:reference-mark-start text:name="ZOTERO_ITEM CSL_CITATION {&quot;citationID&quot;:&quot;yyshtqjr&quot;,&quot;properties&quot;:{&quot;formattedCitation&quot;:&quot;(Livingstone and Hope, 2010)&quot;,&quot;plainCitation&quot;:&quot;(Livingstone and Hope, 2010)&quot;,&quot;noteIndex&quot;:0},&quot;citationItems&quot;:[{&quot;id&quot;:14,&quot;uris&quot;:[&quot;http://zotero.org/users/1913249/items/4NN3EMNW&quot;,[&quot;http://zotero.org/users/1913249/items/4NN3EMNW&quot;]],&quot;itemData&quot;:{&quot;id&quot;:14,&quot;type&quot;:&quot;book&quot;,&quot;note&quot;:&quot;Citation Key: livingstone2010next&quot;,&quot;publisher&quot;:&quot;Nesta&quot;,&quot;title&quot;:&quot;Next Gen: transforming the UK into the world's leading talent hub for the video games and visual effects industries&quot;,&quot;author&quot;:[{&quot;family&quot;:&quot;Livingstone&quot;,&quot;given&quot;:&quot;Ian&quot;},{&quot;family&quot;:&quot;Hope&quot;,&quot;given&quot;:&quot;Alex&quot;}],&quot;issued&quot;:{&quot;date-parts&quot;:[[&quot;2010&quot;]]},&quot;citation-key&quot;:&quot;livingstone2010next&quot;},&quot;prefix&quot;:&quot;&quot;,&quot;suffix&quot;:&quot;&quot;}],&quot;schema&quot;:&quot;https://github.com/citation-style-language/schema/raw/master/csl-citation.json&quot;} RNDPuneVyGQDL"/>(Livingstone and Hope, 2010)<text:reference-mark-end text:name="ZOTERO_ITEM CSL_CITATION {&quot;citationID&quot;:&quot;yyshtqjr&quot;,&quot;properties&quot;:{&quot;formattedCitation&quot;:&quot;(Livingstone and Hope, 2010)&quot;,&quot;plainCitation&quot;:&quot;(Livingstone and Hope, 2010)&quot;,&quot;noteIndex&quot;:0},&quot;citationItems&quot;:[{&quot;id&quot;:14,&quot;uris&quot;:[&quot;http://zotero.org/users/1913249/items/4NN3EMNW&quot;,[&quot;http://zotero.org/users/1913249/items/4NN3EMNW&quot;]],&quot;itemData&quot;:{&quot;id&quot;:14,&quot;type&quot;:&quot;book&quot;,&quot;note&quot;:&quot;Citation Key: livingstone2010next&quot;,&quot;publisher&quot;:&quot;Nesta&quot;,&quot;title&quot;:&quot;Next Gen: transforming the UK into the world's leading talent hub for the video games and visual effects industries&quot;,&quot;author&quot;:[{&quot;family&quot;:&quot;Livingstone&quot;,&quot;given&quot;:&quot;Ian&quot;},{&quot;family&quot;:&quot;Hope&quot;,&quot;given&quot;:&quot;Alex&quot;}],&quot;issued&quot;:{&quot;date-parts&quot;:[[&quot;2010&quot;]]},&quot;citation-key&quot;:&quot;livingstone2010next&quot;},&quot;prefix&quot;:&quot;&quot;,&quot;suffix&quot;:&quot;&quot;}],&quot;schema&quot;:&quot;https://github.com/citation-style-language/schema/raw/master/csl-citation.json&quot;} RNDPuneVyGQDL"/>. While my experience aligned with research which exposes the wider challenges of introducing project approaches in UK <text:soft-page-break/>secondary schools [cite], my study, in part, explores ways in which how the motivational and navigational affordances of enthusiast game making communities can be brought into more structured educational environments.</text:p>
      <text:p text:style-name="Text_20_body">The influential report “Next Gen: Transforming the UK into the world’s leading talent hub for the video games and visual effects industries” was focused on providing the UK games and animation industry with the talent needed to succeed <text:reference-mark-start text:name="ZOTERO_ITEM CSL_CITATION {&quot;citationID&quot;:&quot;prwlykvr&quot;,&quot;properties&quot;:{&quot;formattedCitation&quot;:&quot;(Livingstone and Hope, 2011)&quot;,&quot;plainCitation&quot;:&quot;(Livingstone and Hope, 2011)&quot;,&quot;noteIndex&quot;:0},&quot;citationItems&quot;:[{&quot;id&quot;:3457,&quot;uris&quot;:[&quot;http://zotero.org/users/1913249/items/VBXU3WDU&quot;,[&quot;http://zotero.org/users/1913249/items/VBXU3WDU&quot;]],&quot;itemData&quot;:{&quot;id&quot;:3457,&quot;type&quot;:&quot;article-journal&quot;,&quot;container-title&quot;:&quot;National Endowment for Science, Technology and the Arts (NESTA), London, UK&quot;,&quot;title&quot;:&quot;Next Gen: Transforming the UK into the world’s leading talent hub for the video games and visual effects industries&quot;,&quot;author&quot;:[{&quot;family&quot;:&quot;Livingstone&quot;,&quot;given&quot;:&quot;Ian&quot;},{&quot;family&quot;:&quot;Hope&quot;,&quot;given&quot;:&quot;Alex&quot;}],&quot;issued&quot;:{&quot;date-parts&quot;:[[&quot;2011&quot;]]},&quot;citation-key&quot;:&quot;livingstone_next_2011&quot;},&quot;prefix&quot;:&quot;&quot;,&quot;suffix&quot;:&quot;&quot;}],&quot;schema&quot;:&quot;https://github.com/citation-style-language/schema/raw/master/csl-citation.json&quot;} RNDmGCnvqeeWX"/>(Livingstone and Hope, 2011)<text:reference-mark-end text:name="ZOTERO_ITEM CSL_CITATION {&quot;citationID&quot;:&quot;prwlykvr&quot;,&quot;properties&quot;:{&quot;formattedCitation&quot;:&quot;(Livingstone and Hope, 2011)&quot;,&quot;plainCitation&quot;:&quot;(Livingstone and Hope, 2011)&quot;,&quot;noteIndex&quot;:0},&quot;citationItems&quot;:[{&quot;id&quot;:3457,&quot;uris&quot;:[&quot;http://zotero.org/users/1913249/items/VBXU3WDU&quot;,[&quot;http://zotero.org/users/1913249/items/VBXU3WDU&quot;]],&quot;itemData&quot;:{&quot;id&quot;:3457,&quot;type&quot;:&quot;article-journal&quot;,&quot;container-title&quot;:&quot;National Endowment for Science, Technology and the Arts (NESTA), London, UK&quot;,&quot;title&quot;:&quot;Next Gen: Transforming the UK into the world’s leading talent hub for the video games and visual effects industries&quot;,&quot;author&quot;:[{&quot;family&quot;:&quot;Livingstone&quot;,&quot;given&quot;:&quot;Ian&quot;},{&quot;family&quot;:&quot;Hope&quot;,&quot;given&quot;:&quot;Alex&quot;}],&quot;issued&quot;:{&quot;date-parts&quot;:[[&quot;2011&quot;]]},&quot;citation-key&quot;:&quot;livingstone_next_2011&quot;},&quot;prefix&quot;:&quot;&quot;,&quot;suffix&quot;:&quot;&quot;}],&quot;schema&quot;:&quot;https://github.com/citation-style-language/schema/raw/master/csl-citation.json&quot;} RNDmGCnvqeeWX"/>. The top recommendations were to include computer science in core curriculum, introduce a new Computing GCSE (a general exam for 16 year olds before they progress to more specialised study) exam, offer bursaries for computing teachers and to implement well-supported use of games and visual animation in the school curriculum as a way to attract more young people to the subject.</text:p>
      <text:p text:style-name="Text_20_body">The After the Reboot report <text:reference-mark-start text:name="ZOTERO_ITEM CSL_CITATION {&quot;citationID&quot;:&quot;huhlfeho&quot;,&quot;properties&quot;:{&quot;formattedCitation&quot;:&quot;(Waite, 2017)&quot;,&quot;plainCitation&quot;:&quot;(Waite, 2017)&quot;,&quot;noteIndex&quot;:0},&quot;citationItems&quot;:[{&quot;id&quot;:3869,&quot;uris&quot;:[&quot;http://zotero.org/users/1913249/items/R4M4KKC8&quot;,[&quot;http://zotero.org/users/1913249/items/R4M4KKC8&quot;]],&quot;itemData&quot;:{&quot;id&quot;:3869,&quot;type&quot;:&quot;report&quot;,&quot;language&quot;:&quot;en&quot;,&quot;page&quot;:&quot;90&quot;,&quot;publisher&quot;:&quot;Royal Society&quot;,&quot;source&quot;:&quot;Zotero&quot;,&quot;title&quot;:&quot;Pedagogy in teaching Computer Science in schools: A Literature Review&quot;,&quot;URL&quot;:&quot;https://royalsociety.org/%7E/media/policy/projects/computing-education/literature-review-pedagogy-in-teaching.pdf&quot;,&quot;author&quot;:[{&quot;family&quot;:&quot;Waite&quot;,&quot;given&quot;:&quot;Jane&quot;}],&quot;issued&quot;:{&quot;date-parts&quot;:[[&quot;2017&quot;]]},&quot;citation-key&quot;:&quot;waite_pedagogy_2017&quot;},&quot;prefix&quot;:&quot;&quot;,&quot;suffix&quot;:&quot;&quot;}],&quot;schema&quot;:&quot;https://github.com/citation-style-language/schema/raw/master/csl-citation.json&quot;} RND59iciwGwk4"/>(Waite, 2017)<text:reference-mark-end text:name="ZOTERO_ITEM CSL_CITATION {&quot;citationID&quot;:&quot;huhlfeho&quot;,&quot;properties&quot;:{&quot;formattedCitation&quot;:&quot;(Waite, 2017)&quot;,&quot;plainCitation&quot;:&quot;(Waite, 2017)&quot;,&quot;noteIndex&quot;:0},&quot;citationItems&quot;:[{&quot;id&quot;:3869,&quot;uris&quot;:[&quot;http://zotero.org/users/1913249/items/R4M4KKC8&quot;,[&quot;http://zotero.org/users/1913249/items/R4M4KKC8&quot;]],&quot;itemData&quot;:{&quot;id&quot;:3869,&quot;type&quot;:&quot;report&quot;,&quot;language&quot;:&quot;en&quot;,&quot;page&quot;:&quot;90&quot;,&quot;publisher&quot;:&quot;Royal Society&quot;,&quot;source&quot;:&quot;Zotero&quot;,&quot;title&quot;:&quot;Pedagogy in teaching Computer Science in schools: A Literature Review&quot;,&quot;URL&quot;:&quot;https://royalsociety.org/%7E/media/policy/projects/computing-education/literature-review-pedagogy-in-teaching.pdf&quot;,&quot;author&quot;:[{&quot;family&quot;:&quot;Waite&quot;,&quot;given&quot;:&quot;Jane&quot;}],&quot;issued&quot;:{&quot;date-parts&quot;:[[&quot;2017&quot;]]},&quot;citation-key&quot;:&quot;waite_pedagogy_2017&quot;},&quot;prefix&quot;:&quot;&quot;,&quot;suffix&quot;:&quot;&quot;}],&quot;schema&quot;:&quot;https://github.com/citation-style-language/schema/raw/master/csl-citation.json&quot;} RND59iciwGwk4"/>, returned to the subject of game making as a way of increasing engagement in the process of coding. The review highlighted several areas of promise which needed more research: using games for engagement, use of design patterns - a term explored later in this chapter - and the involvement of girls in coding and social and cultural aspects of coding. The “After the Reboot” report also contained concerning observations. The report found that girls, ethnic minorities, and students of lower socio-economic status were all less likely to take computing as a subject at GCSE level. Game making aligns well with the principles of inclusive practices and project-based learning (PBL). It provides: learner choice in projects which increases motivation; authentic and shareable project outcomes to encourage peer feedback and reflection; iterative projects work supporting student mastery; and challenging goals and guidance in goal setting aiding self-regulation in learners.</text:p>
      <text:p text:style-name="Text_20_body">A key grassroots group addressing issues of inclusion in UK computing is Computing at School Include which is a working group of teachers and researchers in the field.[^1] The CAS Include website includes resources created by the network and they hold regular in-person and online events. They promote an inclusive approach to programming by creating projects and using examples which are “real world and culturally relevant”.[^2] The following section examines the intersection of inclusion, a project approach and game making.</text:p>
      <text:h text:style-name="Heading_20_2" text:outline-level="2"><text:bookmark-start text:name="motivations-for-learning-to-code-specifically-via-game-making"/>Motivations for learning to code specifically via game making<text:bookmark-end text:name="motivations-for-learning-to-code-specifically-via-game-making"/></text:h>
      <text:p text:style-name="Standard">Broadly game making and creative coding can he</text:p>
      <text:list text:style-name="L10">
        <text:list-item>
          <text:p text:style-name="P20"><text:soft-page-break/>for intrinsic pleasure of making games or other products</text:p>
        </text:list-item>
        <text:list-item>
          <text:p text:style-name="P20">for commercial purposes to join games industry</text:p>
        </text:list-item>
        <text:list-item>
          <text:p text:style-name="P20">STEM pipeline in more general terms</text:p>
        </text:list-item>
        <text:list-item>
          <text:p text:style-name="P20">for empowerment of individual and health of society</text:p>
        </text:list-item>
      </text:list>
      <text:h text:style-name="Heading_20_3" text:outline-level="3"><text:bookmark-start text:name="the-context-of-retro-gaming"/>The context of retro gaming<text:bookmark-end text:name="the-context-of-retro-gaming"/></text:h>
      <text:p text:style-name="Standard">This study concerns the creation of games and for reasons that will be explored uses a design tool set that suits the creation of retro-games from the era of early arcade games from the 1970s and early 1980s and early generation of home consoles atari, nes and megadrive.</text:p>
      <text:p text:style-name="Text_20_body">Significant contextual factors include (and supporting literature references):</text:p>
      <text:list text:style-name="L11">
        <text:list-item>
          <text:p text:style-name="P21">Retro games have a particular aesthetic driven by graphical limitations</text:p>
        </text:list-item>
        <text:list-item>
          <text:p text:style-name="P21">Simplified game mechanics</text:p>
        </text:list-item>
        <text:list-item>
          <text:p text:style-name="P21">For older participants, the effect of nostalgia is significant.</text:p>
        </text:list-item>
      </text:list>
      <text:p text:style-name="Standard">These factors have been used by educators and community builders to faciliate x and y?</text:p>
      <text:h text:style-name="Heading_20_3" text:outline-level="3"><text:bookmark-start text:name="skills-stem-pipeline-agenda"/>Skills &amp; STEM pipeline agenda<text:bookmark-end text:name="skills-stem-pipeline-agenda"/></text:h>
      <text:list text:style-name="L12">
        <text:list-item>
          <text:p text:style-name="P22">Motivations of game making activity.</text:p>
        </text:list-item>
      </text:list>
      <text:p text:style-name="Standard">[pick up from Intro - move entirely to intro ] - From Kafai’s review (not directly) draw on - personal - more general / social / 21st C, computational fluency - more general / social / 21st C, - Computational Fluency - expression <text:reference-mark-start text:name="ZOTERO_ITEM CSL_CITATION {&quot;citationID&quot;:&quot;jtjhgpgd&quot;,&quot;properties&quot;:{&quot;formattedCitation&quot;:&quot;(Resnick, 2001, 2017; Bers, 2021)&quot;,&quot;plainCitation&quot;:&quot;(Resnick, 2001, 2017; Bers, 2021)&quot;,&quot;noteIndex&quot;:0},&quot;citationItems&quot;:[{&quot;id&quot;:3734,&quot;uris&quot;:[&quot;http://zotero.org/users/1913249/items/4DXHZWQI&quot;,[&quot;http://zotero.org/users/1913249/items/4DXHZWQI&quot;]],&quot;itemData&quot;:{&quot;id&quot;:3734,&quot;type&quot;:&quot;book&quot;,&quot;abstract&quot;:&quot;\&quot;Coding as a Playground, Second Edition is the first book to focus on how young children (ages 7 and under) can engage in computational thinking and be taught to become computer programmers, a process that can increase both their cognitive and social-emotional skills. Learn how coding can engage children as producers-and not merely consumers-of technology in a playful way. You will come away from this groundbreaking work with an understanding of how coding promotes developmentally appropriate experiences such as problem solving, imagination, cognitive challenges, social interactions, motor skills development, emotional exploration, and making different choices. Featuring all new case studies, vignettes and projects, as well as an expanded focus on teaching coding as a new literacy, this second edition helps you learn how to integrate coding into different curricular areas to promote literacy, math, science, engineering, and the arts through a project-based approach and a positive approach to learning\&quot;--&quot;,&quot;call-number&quot;:&quot;LB1139.35.C64&quot;,&quot;edition&quot;:&quot;Second edition&quot;,&quot;event-place&quot;:&quot;New York, NY&quot;,&quot;ISBN&quot;:&quot;978-1-00-302260-2&quot;,&quot;language&quot;:&quot;en&quot;,&quot;number-of-pages&quot;:&quot;1&quot;,&quot;publisher&quot;:&quot;Routledge&quot;,&quot;publisher-place&quot;:&quot;New York, NY&quot;,&quot;source&quot;:&quot;Library of Congress ISBN&quot;,&quot;title&quot;:&quot;Coding as a playground: programming and computational thinking in the early childhood classroom&quot;,&quot;title-short&quot;:&quot;Coding as a playground&quot;,&quot;author&quot;:[{&quot;family&quot;:&quot;Bers&quot;,&quot;given&quot;:&quot;Marina Umaschi&quot;}],&quot;issued&quot;:{&quot;date-parts&quot;:[[&quot;2021&quot;]]},&quot;citation-key&quot;:&quot;bers_coding_2021&quot;},&quot;prefix&quot;:&quot;&quot;,&quot;suffix&quot;:&quot;&quot;},{&quot;id&quot;:3711,&quot;uris&quot;:[&quot;http://zotero.org/users/1913249/items/8GBPLA45&quot;,[&quot;http://zotero.org/users/1913249/items/8GBPLA45&quot;]],&quot;itemData&quot;:{&quot;id&quot;:3711,&quot;type&quot;:&quot;article-journal&quot;,&quot;container-title&quot;:&quot;Communications of the ACM&quot;,&quot;DOI&quot;:&quot;10.1145/365181.365251&quot;,&quot;ISSN&quot;:&quot;0001-0782, 1557-7317&quot;,&quot;issue&quot;:&quot;3&quot;,&quot;journalAbbreviation&quot;:&quot;Commun. ACM&quot;,&quot;language&quot;:&quot;en&quot;,&quot;page&quot;:&quot;144-145&quot;,&quot;source&quot;:&quot;DOI.org (Crossref)&quot;,&quot;title&quot;:&quot;Closing the fluency gap&quot;,&quot;URL&quot;:&quot;https://dl.acm.org/doi/10.1145/365181.365251&quot;,&quot;volume&quot;:&quot;44&quot;,&quot;author&quot;:[{&quot;family&quot;:&quot;Resnick&quot;,&quot;given&quot;:&quot;Mitchel&quot;}],&quot;accessed&quot;:{&quot;date-parts&quot;:[[&quot;2023&quot;,2,24]]},&quot;issued&quot;:{&quot;date-parts&quot;:[[&quot;2001&quot;,3]]},&quot;citation-key&quot;:&quot;resnick_closing_2001&quot;},&quot;prefix&quot;:&quot;&quot;,&quot;suffix&quot;:&quot;&quot;},{&quot;id&quot;:3710,&quot;uris&quot;:[&quot;http://zotero.org/users/1913249/items/J98GUNRM&quot;,[&quot;http://zotero.org/users/1913249/items/J98GUNRM&quot;]],&quot;itemData&quot;:{&quot;id&quot;:3710,&quot;type&quot;:&quot;paper-conference&quot;,&quot;abstract&quot;:&quot;Fifty years ago, Seymour Papert and colleagues developed Logo as the first programming language for children. Today, millions of children are participating in learn-to-code initiatives, but Papert's dream remains unfulfilled. Papert (who passed away last summer) saw programming not as a set of technical skills but as a new form of fluency - a new way for all children to explore, experiment, and express themselves. In this presentation, I will examine strategies for fulfilling Papert's dream. Drawing on examples from our Scratch online coding community, I will discuss how we can design programming environments and activities to help all children, from all backgrounds, to develop their thinking, develop their voices, and develop their identities.&quot;,&quot;collection-title&quot;:&quot;SIGCSE '17&quot;,&quot;container-title&quot;:&quot;Proceedings of the 2017 ACM SIGCSE Technical Symposium on Computer Science Education&quot;,&quot;DOI&quot;:&quot;10.1145/3017680.3025046&quot;,&quot;event-place&quot;:&quot;New York, NY, USA&quot;,&quot;ISBN&quot;:&quot;978-1-4503-4698-6&quot;,&quot;page&quot;:&quot;5&quot;,&quot;publisher&quot;:&quot;Association for Computing Machinery&quot;,&quot;publisher-place&quot;:&quot;New York, NY, USA&quot;,&quot;source&quot;:&quot;ACM Digital Library&quot;,&quot;title&quot;:&quot;Fulfilling Papert's Dream: Computational Fluency for All&quot;,&quot;title-short&quot;:&quot;Fulfilling Papert's Dream&quot;,&quot;URL&quot;:&quot;https://doi.org/10.1145/3017680.3025046&quot;,&quot;author&quot;:[{&quot;family&quot;:&quot;Resnick&quot;,&quot;given&quot;:&quot;Mitchel&quot;}],&quot;accessed&quot;:{&quot;date-parts&quot;:[[&quot;2023&quot;,2,24]]},&quot;issued&quot;:{&quot;date-parts&quot;:[[&quot;2017&quot;,3,8]]},&quot;citation-key&quot;:&quot;resnick_fulfilling_2017&quot;},&quot;prefix&quot;:&quot;&quot;,&quot;suffix&quot;:&quot;&quot;}],&quot;schema&quot;:&quot;https://github.com/citation-style-language/schema/raw/master/csl-citation.json&quot;} RNDPeOxbybpvI"/>(Resnick, 2001, 2017; Bers, 2021)<text:reference-mark-end text:name="ZOTERO_ITEM CSL_CITATION {&quot;citationID&quot;:&quot;jtjhgpgd&quot;,&quot;properties&quot;:{&quot;formattedCitation&quot;:&quot;(Resnick, 2001, 2017; Bers, 2021)&quot;,&quot;plainCitation&quot;:&quot;(Resnick, 2001, 2017; Bers, 2021)&quot;,&quot;noteIndex&quot;:0},&quot;citationItems&quot;:[{&quot;id&quot;:3734,&quot;uris&quot;:[&quot;http://zotero.org/users/1913249/items/4DXHZWQI&quot;,[&quot;http://zotero.org/users/1913249/items/4DXHZWQI&quot;]],&quot;itemData&quot;:{&quot;id&quot;:3734,&quot;type&quot;:&quot;book&quot;,&quot;abstract&quot;:&quot;\&quot;Coding as a Playground, Second Edition is the first book to focus on how young children (ages 7 and under) can engage in computational thinking and be taught to become computer programmers, a process that can increase both their cognitive and social-emotional skills. Learn how coding can engage children as producers-and not merely consumers-of technology in a playful way. You will come away from this groundbreaking work with an understanding of how coding promotes developmentally appropriate experiences such as problem solving, imagination, cognitive challenges, social interactions, motor skills development, emotional exploration, and making different choices. Featuring all new case studies, vignettes and projects, as well as an expanded focus on teaching coding as a new literacy, this second edition helps you learn how to integrate coding into different curricular areas to promote literacy, math, science, engineering, and the arts through a project-based approach and a positive approach to learning\&quot;--&quot;,&quot;call-number&quot;:&quot;LB1139.35.C64&quot;,&quot;edition&quot;:&quot;Second edition&quot;,&quot;event-place&quot;:&quot;New York, NY&quot;,&quot;ISBN&quot;:&quot;978-1-00-302260-2&quot;,&quot;language&quot;:&quot;en&quot;,&quot;number-of-pages&quot;:&quot;1&quot;,&quot;publisher&quot;:&quot;Routledge&quot;,&quot;publisher-place&quot;:&quot;New York, NY&quot;,&quot;source&quot;:&quot;Library of Congress ISBN&quot;,&quot;title&quot;:&quot;Coding as a playground: programming and computational thinking in the early childhood classroom&quot;,&quot;title-short&quot;:&quot;Coding as a playground&quot;,&quot;author&quot;:[{&quot;family&quot;:&quot;Bers&quot;,&quot;given&quot;:&quot;Marina Umaschi&quot;}],&quot;issued&quot;:{&quot;date-parts&quot;:[[&quot;2021&quot;]]},&quot;citation-key&quot;:&quot;bers_coding_2021&quot;},&quot;prefix&quot;:&quot;&quot;,&quot;suffix&quot;:&quot;&quot;},{&quot;id&quot;:3711,&quot;uris&quot;:[&quot;http://zotero.org/users/1913249/items/8GBPLA45&quot;,[&quot;http://zotero.org/users/1913249/items/8GBPLA45&quot;]],&quot;itemData&quot;:{&quot;id&quot;:3711,&quot;type&quot;:&quot;article-journal&quot;,&quot;container-title&quot;:&quot;Communications of the ACM&quot;,&quot;DOI&quot;:&quot;10.1145/365181.365251&quot;,&quot;ISSN&quot;:&quot;0001-0782, 1557-7317&quot;,&quot;issue&quot;:&quot;3&quot;,&quot;journalAbbreviation&quot;:&quot;Commun. ACM&quot;,&quot;language&quot;:&quot;en&quot;,&quot;page&quot;:&quot;144-145&quot;,&quot;source&quot;:&quot;DOI.org (Crossref)&quot;,&quot;title&quot;:&quot;Closing the fluency gap&quot;,&quot;URL&quot;:&quot;https://dl.acm.org/doi/10.1145/365181.365251&quot;,&quot;volume&quot;:&quot;44&quot;,&quot;author&quot;:[{&quot;family&quot;:&quot;Resnick&quot;,&quot;given&quot;:&quot;Mitchel&quot;}],&quot;accessed&quot;:{&quot;date-parts&quot;:[[&quot;2023&quot;,2,24]]},&quot;issued&quot;:{&quot;date-parts&quot;:[[&quot;2001&quot;,3]]},&quot;citation-key&quot;:&quot;resnick_closing_2001&quot;},&quot;prefix&quot;:&quot;&quot;,&quot;suffix&quot;:&quot;&quot;},{&quot;id&quot;:3710,&quot;uris&quot;:[&quot;http://zotero.org/users/1913249/items/J98GUNRM&quot;,[&quot;http://zotero.org/users/1913249/items/J98GUNRM&quot;]],&quot;itemData&quot;:{&quot;id&quot;:3710,&quot;type&quot;:&quot;paper-conference&quot;,&quot;abstract&quot;:&quot;Fifty years ago, Seymour Papert and colleagues developed Logo as the first programming language for children. Today, millions of children are participating in learn-to-code initiatives, but Papert's dream remains unfulfilled. Papert (who passed away last summer) saw programming not as a set of technical skills but as a new form of fluency - a new way for all children to explore, experiment, and express themselves. In this presentation, I will examine strategies for fulfilling Papert's dream. Drawing on examples from our Scratch online coding community, I will discuss how we can design programming environments and activities to help all children, from all backgrounds, to develop their thinking, develop their voices, and develop their identities.&quot;,&quot;collection-title&quot;:&quot;SIGCSE '17&quot;,&quot;container-title&quot;:&quot;Proceedings of the 2017 ACM SIGCSE Technical Symposium on Computer Science Education&quot;,&quot;DOI&quot;:&quot;10.1145/3017680.3025046&quot;,&quot;event-place&quot;:&quot;New York, NY, USA&quot;,&quot;ISBN&quot;:&quot;978-1-4503-4698-6&quot;,&quot;page&quot;:&quot;5&quot;,&quot;publisher&quot;:&quot;Association for Computing Machinery&quot;,&quot;publisher-place&quot;:&quot;New York, NY, USA&quot;,&quot;source&quot;:&quot;ACM Digital Library&quot;,&quot;title&quot;:&quot;Fulfilling Papert's Dream: Computational Fluency for All&quot;,&quot;title-short&quot;:&quot;Fulfilling Papert's Dream&quot;,&quot;URL&quot;:&quot;https://doi.org/10.1145/3017680.3025046&quot;,&quot;author&quot;:[{&quot;family&quot;:&quot;Resnick&quot;,&quot;given&quot;:&quot;Mitchel&quot;}],&quot;accessed&quot;:{&quot;date-parts&quot;:[[&quot;2023&quot;,2,24]]},&quot;issued&quot;:{&quot;date-parts&quot;:[[&quot;2017&quot;,3,8]]},&quot;citation-key&quot;:&quot;resnick_fulfilling_2017&quot;},&quot;prefix&quot;:&quot;&quot;,&quot;suffix&quot;:&quot;&quot;}],&quot;schema&quot;:&quot;https://github.com/citation-style-language/schema/raw/master/csl-citation.json&quot;} RNDPeOxbybpvI"/></text:p>
      <text:h text:style-name="Heading_20_3" text:outline-level="3"><text:bookmark-start text:name="empowerment-agenda-of-authentic-computing-aligning-with-personal-motivations"/>Empowerment agenda of authentic computing aligning with personal motivations<text:bookmark-end text:name="empowerment-agenda-of-authentic-computing-aligning-with-personal-motivations"/></text:h>
      <text:p text:style-name="Standard">Fluency with the focus on personal expression aligns with motivation of empowerment and equality of access not only to future employment but a broader participation on a digital society.</text:p>
      <text:p text:style-name="Text_20_body">This agenda has parallels with other domains of participatory culture that I have been involved in.</text:p>
      <text:list text:style-name="L13">
        <text:list-item>
          <text:p text:style-name="P23">DIY music and protest event organisation</text:p>
        </text:list-item>
        <text:list-item>
          <text:p text:style-name="P23">Participatory media making for social and environmental causes</text:p>
        </text:list-item>
        <text:list-item>
          <text:p text:style-name="P23">Documentation writing using collaborative processes</text:p>
        </text:list-item>
        <text:list-item>
          <text:p text:style-name="P23">Creative coding</text:p>
        </text:list-item>
      </text:list>
      <text:p text:style-name="Standard">In summary, as a Computer teacher candidate I was drawn to the possibilities offered by a new technologies and the shifts in computer pedagogy. In the reality of schools that I taught in working <text:soft-page-break/>within the constraints of the curriculum, exams and competing pressures for time worked together to prevent the kind of authentic activities that first attracted me.</text:p>
      <text:p text:style-name="Text_20_body">However, a new position as a project work for EdLab allowed me the ability to explore this outside of the classroom in more innovative programs and partnerships.</text:p>
      <text:list text:style-name="L14">
        <text:list-item>
          <text:p text:style-name="P24">Hive Manchester and Code Club</text:p>
        </text:list-item>
        <text:list-item>
          <text:p text:style-name="P24">Coder Dojo</text:p>
        </text:list-item>
        <text:list-item>
          <text:p text:style-name="P24">Creative coding at Manchester Libraries</text:p>
        </text:list-item>
        <text:list-item>
          <text:p text:style-name="P24">Speciality training for PGCE and Primary Education programmes</text:p>
        </text:list-item>
        <text:list-item>
          <text:p text:style-name="P24">Home education workshop in Manchester Met in partnership with students as part of Edlab and other PBL courses.</text:p>
        </text:list-item>
      </text:list>
      <text:h text:style-name="Heading_20_4" text:outline-level="4"><text:bookmark-start text:name="authenticity-as-empowering"/>Authenticity as Empowering<text:bookmark-end text:name="authenticity-as-empowering"/></text:h>
      <text:p text:style-name="Text_20_body">Later in this thesis I problematise the use of the work authentic in learning <text:reference-mark-start text:name="ZOTERO_ITEM CSL_CITATION {&quot;citationID&quot;:&quot;gutrzqtc&quot;,&quot;properties&quot;:{&quot;formattedCitation&quot;:&quot;(Lee and Soep, 2016)&quot;,&quot;plainCitation&quot;:&quot;(Lee and Soep, 2016)&quot;,&quot;noteIndex&quot;:0},&quot;citationItems&quot;:[{&quot;id&quot;:8970,&quot;uris&quot;:[&quot;http://zotero.org/users/1913249/items/NN25MFNI&quot;,[&quot;http://zotero.org/users/1913249/items/NN25MFNI&quot;]],&quot;itemData&quot;:{&quot;id&quot;:8970,&quot;type&quot;:&quot;article-journal&quot;,&quot;abstract&quot;:&quot;Critical computational literacy (CCL) is a new pedagogical and conceptual framework that combines the strengths of critical literacy and computational thinking. Through CCL, young people conceptualize, create, and disseminate digital projects that break silences, expose important truths, and challenge unjust systems, all the while building skills such as coding and design. This empirical study of CCL is based at Youth Radio, a nationally recognized multimedia production company in Oakland, California. Using embedded ethnographic methods, we focus on one collaborative project inside Youth Radio's Interactive department, where young people partnered with adult colleagues to produce a web-based interactive map of gentrification in a West Oakland neighborhood. Findings demonstrate a highly sophisticated knowledge production process where youth are simultaneously contending with content, message, audience, aesthetics, design, functionality, execution, and the long-term ramifications or “digital afterlife” of their work. Through learning environments organized around critical computational literacy, young people emerge as critical problem-solvers unified by the technical know-how and the critical consciousness necessary for them to leverage digital tools for social transformation.&quot;,&quot;container-title&quot;:&quot;Equity &amp; Excellence in Education&quot;,&quot;DOI&quot;:&quot;10.1080/10665684.2016.1227157&quot;,&quot;ISSN&quot;:&quot;1066-5684&quot;,&quot;issue&quot;:&quot;4&quot;,&quot;note&quot;:&quot;publisher: Routledge\n_eprint: https://doi.org/10.1080/10665684.2016.1227157&quot;,&quot;page&quot;:&quot;480-492&quot;,&quot;source&quot;:&quot;Taylor and Francis+NEJM&quot;,&quot;title&quot;:&quot;None But Ourselves Can Free Our Minds: Critical Computational Literacy as a Pedagogy of Resistance&quot;,&quot;title-short&quot;:&quot;None But Ourselves Can Free Our Minds&quot;,&quot;URL&quot;:&quot;https://doi.org/10.1080/10665684.2016.1227157&quot;,&quot;volume&quot;:&quot;49&quot;,&quot;author&quot;:[{&quot;family&quot;:&quot;Lee&quot;,&quot;given&quot;:&quot;Clifford H.&quot;},{&quot;family&quot;:&quot;Soep&quot;,&quot;given&quot;:&quot;Elisabeth&quot;}],&quot;accessed&quot;:{&quot;date-parts&quot;:[[&quot;2023&quot;,10,2]]},&quot;issued&quot;:{&quot;date-parts&quot;:[[&quot;2016&quot;,10,1]]},&quot;citation-key&quot;:&quot;lee_none_2016&quot;},&quot;prefix&quot;:&quot;&quot;,&quot;suffix&quot;:&quot;&quot;}],&quot;schema&quot;:&quot;https://github.com/citation-style-language/schema/raw/master/csl-citation.json&quot;} RNDmVz1wFkq9R"/>(Lee and Soep, 2016)<text:reference-mark-end text:name="ZOTERO_ITEM CSL_CITATION {&quot;citationID&quot;:&quot;gutrzqtc&quot;,&quot;properties&quot;:{&quot;formattedCitation&quot;:&quot;(Lee and Soep, 2016)&quot;,&quot;plainCitation&quot;:&quot;(Lee and Soep, 2016)&quot;,&quot;noteIndex&quot;:0},&quot;citationItems&quot;:[{&quot;id&quot;:8970,&quot;uris&quot;:[&quot;http://zotero.org/users/1913249/items/NN25MFNI&quot;,[&quot;http://zotero.org/users/1913249/items/NN25MFNI&quot;]],&quot;itemData&quot;:{&quot;id&quot;:8970,&quot;type&quot;:&quot;article-journal&quot;,&quot;abstract&quot;:&quot;Critical computational literacy (CCL) is a new pedagogical and conceptual framework that combines the strengths of critical literacy and computational thinking. Through CCL, young people conceptualize, create, and disseminate digital projects that break silences, expose important truths, and challenge unjust systems, all the while building skills such as coding and design. This empirical study of CCL is based at Youth Radio, a nationally recognized multimedia production company in Oakland, California. Using embedded ethnographic methods, we focus on one collaborative project inside Youth Radio's Interactive department, where young people partnered with adult colleagues to produce a web-based interactive map of gentrification in a West Oakland neighborhood. Findings demonstrate a highly sophisticated knowledge production process where youth are simultaneously contending with content, message, audience, aesthetics, design, functionality, execution, and the long-term ramifications or “digital afterlife” of their work. Through learning environments organized around critical computational literacy, young people emerge as critical problem-solvers unified by the technical know-how and the critical consciousness necessary for them to leverage digital tools for social transformation.&quot;,&quot;container-title&quot;:&quot;Equity &amp; Excellence in Education&quot;,&quot;DOI&quot;:&quot;10.1080/10665684.2016.1227157&quot;,&quot;ISSN&quot;:&quot;1066-5684&quot;,&quot;issue&quot;:&quot;4&quot;,&quot;note&quot;:&quot;publisher: Routledge\n_eprint: https://doi.org/10.1080/10665684.2016.1227157&quot;,&quot;page&quot;:&quot;480-492&quot;,&quot;source&quot;:&quot;Taylor and Francis+NEJM&quot;,&quot;title&quot;:&quot;None But Ourselves Can Free Our Minds: Critical Computational Literacy as a Pedagogy of Resistance&quot;,&quot;title-short&quot;:&quot;None But Ourselves Can Free Our Minds&quot;,&quot;URL&quot;:&quot;https://doi.org/10.1080/10665684.2016.1227157&quot;,&quot;volume&quot;:&quot;49&quot;,&quot;author&quot;:[{&quot;family&quot;:&quot;Lee&quot;,&quot;given&quot;:&quot;Clifford H.&quot;},{&quot;family&quot;:&quot;Soep&quot;,&quot;given&quot;:&quot;Elisabeth&quot;}],&quot;accessed&quot;:{&quot;date-parts&quot;:[[&quot;2023&quot;,10,2]]},&quot;issued&quot;:{&quot;date-parts&quot;:[[&quot;2016&quot;,10,1]]},&quot;citation-key&quot;:&quot;lee_none_2016&quot;},&quot;prefix&quot;:&quot;&quot;,&quot;suffix&quot;:&quot;&quot;}],&quot;schema&quot;:&quot;https://github.com/citation-style-language/schema/raw/master/csl-citation.json&quot;} RNDmVz1wFkq9R"/>. In this introduction I refer making games that will be played by audience of friends and family and using tools used beyond the scope of education, professional communities.</text:p>
      <text:p text:style-name="Text_20_body">I was attracted and received positive feedback from the process of lifting the lid on the specifics of authentic tools computing. The tools created by Mozilla to investigate and to remix HTML pages scaffolded the experiences of new learners and paralleled my own early experiences of self-expression through hacking a new technology.</text:p>
      <text:p text:style-name="Text_20_body">In additions, the practices of code patching and remixing are authentic skills used by professional coders who find and combine existing code libraries rather than coding everything from scratch.</text:p>
      <text:p text:style-name="Text_20_body">My work on teach the web for Mozilla was motivated in part in the extensibility of this choice of language which can be compared to block based environments or game specific making tools like game-star mechanics and Scratch.</text:p>
      <text:p text:style-name="Text_20_body">FIND SUPPORT FROM MOZILLA WHITE PAPER - JUSTIFY EFFORT OF JS AS A STARTING LANGUAGE</text:p>
      <text:p text:style-name="Text_20_body">In additions the process of making a game for peers is authentic for young people.</text:p>
      <text:p text:style-name="Text_20_body">Aligning with the activities of Nicola Whitton exploring the rules and components of games in a playful way.</text:p>
      <text:p text:style-name="Text_20_body">Javascript is an authentic language, core the web. Phaser is a professional and enthusiast <text:soft-page-break/>framework. Glitch is a code playground which while used for learning and which was chosen by Mozilla as a replacement tool for the education focused Thimble, is also used by professionals.</text:p>
      <text:p text:style-name="Text_20_body">In the early selection of tools the use of a framework based on javascript and web technology is driven by authenticity and thus an ability.</text:p>
      <text:h text:style-name="Heading_20_3" text:outline-level="3"><text:bookmark-start text:name="game-making-project-based-learning-and-inclusion"/>Game Making, Project Based Learning and Inclusion<text:bookmark-end text:name="game-making-project-based-learning-and-inclusion"/></text:h>
      <text:p text:style-name="Standard">Contemporary understandings of inclusion go beyond SEND (special educational needs and disabilities) issues to include cultural exclusion which may include dimensions of race, gender or other cultural factors. Recent studies study the use of games and playful techniques to overcome exclusion from the culture of computing <text:reference-mark-start text:name="ZOTERO_ITEM CSL_CITATION {&quot;citationID&quot;:&quot;ezfxdzbw&quot;,&quot;properties&quot;:{&quot;formattedCitation&quot;:&quot;(Kafai and Burke, 2014; Kafai et al., 2017)&quot;,&quot;plainCitation&quot;:&quot;(Kafai and Burke, 2014; Kafai et al., 2017)&quot;,&quot;noteIndex&quot;:0},&quot;citationItems&quot;:[{&quot;id&quot;:3760,&quot;uris&quot;:[&quot;http://zotero.org/users/1913249/items/BB9XR78K&quot;,[&quot;http://zotero.org/users/1913249/items/BB9XR78K&quot;]],&quot;itemData&quot;:{&quot;id&quot;:3760,&quot;type&quot;:&quot;book&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event-place&quot;:&quot;Pittsburgh&quot;,&quot;ISBN&quot;:&quot;978-1-365-83026-6&quot;,&quot;language&quot;:&quot;en&quot;,&quot;note&quot;:&quot;Google-Books-ID: JhihDgAAQBAJ\nDOI: 10.1184/R1/6686738&quot;,&quot;number-of-pages&quot;:&quot;320&quot;,&quot;publisher&quot;:&quot;ETC Press&quot;,&quot;publisher-place&quot;:&quot;Pittsburgh&quot;,&quot;source&quot;:&quot;Google Books&quot;,&quot;title&quot;:&quot;Diversifying barbie and mortal kombat: intersectional perspectives and inclusive designs in gaming&quot;,&quot;title-short&quot;:&quot;Diversifying barbie and mortal kombat&quot;,&quot;author&quot;:[{&quot;family&quot;:&quot;Kafai&quot;,&quot;given&quot;:&quot;Yasmin&quot;},{&quot;family&quot;:&quot;Richard&quot;,&quot;given&quot;:&quot;Gabriela T.&quot;},{&quot;family&quot;:&quot;Tynes&quot;,&quot;given&quot;:&quot;Brendesha M.&quot;}],&quot;issued&quot;:{&quot;date-parts&quot;:[[&quot;2017&quot;,3,21]]},&quot;citation-key&quot;:&quot;kafai_diversifying_2017&quot;},&quot;prefix&quot;:&quot;&quot;,&quot;suffix&quot;:&quot;&quot;},{&quot;id&quot;:3759,&quot;uris&quot;:[&quot;http://zotero.org/users/1913249/items/XCATBQNK&quot;,[&quot;http://zotero.org/users/1913249/items/XCATBQNK&quot;]],&quot;itemData&quot;:{&quot;id&quot;:3759,&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citation-key&quot;:&quot;kafai_beyond_2014&quot;},&quot;prefix&quot;:&quot;&quot;,&quot;suffix&quot;:&quot;&quot;}],&quot;schema&quot;:&quot;https://github.com/citation-style-language/schema/raw/master/csl-citation.json&quot;} RNDB52xGqNu13"/>(Kafai and Burke, 2014; Kafai et al., 2017)<text:reference-mark-end text:name="ZOTERO_ITEM CSL_CITATION {&quot;citationID&quot;:&quot;ezfxdzbw&quot;,&quot;properties&quot;:{&quot;formattedCitation&quot;:&quot;(Kafai and Burke, 2014; Kafai et al., 2017)&quot;,&quot;plainCitation&quot;:&quot;(Kafai and Burke, 2014; Kafai et al., 2017)&quot;,&quot;noteIndex&quot;:0},&quot;citationItems&quot;:[{&quot;id&quot;:3760,&quot;uris&quot;:[&quot;http://zotero.org/users/1913249/items/BB9XR78K&quot;,[&quot;http://zotero.org/users/1913249/items/BB9XR78K&quot;]],&quot;itemData&quot;:{&quot;id&quot;:3760,&quot;type&quot;:&quot;book&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event-place&quot;:&quot;Pittsburgh&quot;,&quot;ISBN&quot;:&quot;978-1-365-83026-6&quot;,&quot;language&quot;:&quot;en&quot;,&quot;note&quot;:&quot;Google-Books-ID: JhihDgAAQBAJ\nDOI: 10.1184/R1/6686738&quot;,&quot;number-of-pages&quot;:&quot;320&quot;,&quot;publisher&quot;:&quot;ETC Press&quot;,&quot;publisher-place&quot;:&quot;Pittsburgh&quot;,&quot;source&quot;:&quot;Google Books&quot;,&quot;title&quot;:&quot;Diversifying barbie and mortal kombat: intersectional perspectives and inclusive designs in gaming&quot;,&quot;title-short&quot;:&quot;Diversifying barbie and mortal kombat&quot;,&quot;author&quot;:[{&quot;family&quot;:&quot;Kafai&quot;,&quot;given&quot;:&quot;Yasmin&quot;},{&quot;family&quot;:&quot;Richard&quot;,&quot;given&quot;:&quot;Gabriela T.&quot;},{&quot;family&quot;:&quot;Tynes&quot;,&quot;given&quot;:&quot;Brendesha M.&quot;}],&quot;issued&quot;:{&quot;date-parts&quot;:[[&quot;2017&quot;,3,21]]},&quot;citation-key&quot;:&quot;kafai_diversifying_2017&quot;},&quot;prefix&quot;:&quot;&quot;,&quot;suffix&quot;:&quot;&quot;},{&quot;id&quot;:3759,&quot;uris&quot;:[&quot;http://zotero.org/users/1913249/items/XCATBQNK&quot;,[&quot;http://zotero.org/users/1913249/items/XCATBQNK&quot;]],&quot;itemData&quot;:{&quot;id&quot;:3759,&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citation-key&quot;:&quot;kafai_beyond_2014&quot;},&quot;prefix&quot;:&quot;&quot;,&quot;suffix&quot;:&quot;&quot;}],&quot;schema&quot;:&quot;https://github.com/citation-style-language/schema/raw/master/csl-citation.json&quot;} RNDB52xGqNu13"/>. If students feel excluded from school culture then making bridges to home cultures is vital. One way to make those connections to home cultures is to allow for more choice of what can be incorporated into computing projects. The benefits of game making as a form of project-based learning (PBL) also align with a teaching framework focused on inclusion called Universal Design for Learning (UDL)<text:reference-mark-start text:name="ZOTERO_ITEM CSL_CITATION {&quot;citationID&quot;:&quot;oplrcnth&quot;,&quot;properties&quot;:{&quot;formattedCitation&quot;:&quot;(Basham and Marino, 2013)&quot;,&quot;plainCitation&quot;:&quot;(Basham and Marino, 2013)&quot;,&quot;noteIndex&quot;:0},&quot;citationItems&quot;:[{&quot;id&quot;:3742,&quot;uris&quot;:[&quot;http://zotero.org/users/1913249/items/ZEEIICT3&quot;,[&quot;http://zotero.org/users/1913249/items/ZEEIICT3&quot;]],&quot;itemData&quot;:{&quot;id&quot;:3742,&quot;type&quot;:&quot;article-journal&quot;,&quot;container-title&quot;:&quot;Teaching Exceptional Children&quot;,&quot;DOI&quot;:&quot;10.1177/004005991304500401&quot;,&quot;ISSN&quot;:&quot;0040-0599, 2163-5684&quot;,&quot;issue&quot;:&quot;4&quot;,&quot;journalAbbreviation&quot;:&quot;Teaching Exceptional Children&quot;,&quot;language&quot;:&quot;en&quot;,&quot;page&quot;:&quot;8-15&quot;,&quot;source&quot;:&quot;DOI.org (Crossref)&quot;,&quot;title&quot;:&quot;Understanding stem education and supporting students through universal design for learning&quot;,&quot;URL&quot;:&quot;http://journals.sagepub.com/doi/10.1177/004005991304500401&quot;,&quot;volume&quot;:&quot;45&quot;,&quot;author&quot;:[{&quot;family&quot;:&quot;Basham&quot;,&quot;given&quot;:&quot;James D.&quot;},{&quot;family&quot;:&quot;Marino&quot;,&quot;given&quot;:&quot;Matthew T.&quot;}],&quot;accessed&quot;:{&quot;date-parts&quot;:[[&quot;2022&quot;,3,31]]},&quot;issued&quot;:{&quot;date-parts&quot;:[[&quot;2013&quot;,3]]},&quot;citation-key&quot;:&quot;basham_understanding_2013&quot;},&quot;prefix&quot;:&quot;&quot;,&quot;suffix&quot;:&quot;&quot;}],&quot;schema&quot;:&quot;https://github.com/citation-style-language/schema/raw/master/csl-citation.json&quot;} RNDNxJa0Y7RgZ"/>(Basham and Marino, 2013)<text:reference-mark-end text:name="ZOTERO_ITEM CSL_CITATION {&quot;citationID&quot;:&quot;oplrcnth&quot;,&quot;properties&quot;:{&quot;formattedCitation&quot;:&quot;(Basham and Marino, 2013)&quot;,&quot;plainCitation&quot;:&quot;(Basham and Marino, 2013)&quot;,&quot;noteIndex&quot;:0},&quot;citationItems&quot;:[{&quot;id&quot;:3742,&quot;uris&quot;:[&quot;http://zotero.org/users/1913249/items/ZEEIICT3&quot;,[&quot;http://zotero.org/users/1913249/items/ZEEIICT3&quot;]],&quot;itemData&quot;:{&quot;id&quot;:3742,&quot;type&quot;:&quot;article-journal&quot;,&quot;container-title&quot;:&quot;Teaching Exceptional Children&quot;,&quot;DOI&quot;:&quot;10.1177/004005991304500401&quot;,&quot;ISSN&quot;:&quot;0040-0599, 2163-5684&quot;,&quot;issue&quot;:&quot;4&quot;,&quot;journalAbbreviation&quot;:&quot;Teaching Exceptional Children&quot;,&quot;language&quot;:&quot;en&quot;,&quot;page&quot;:&quot;8-15&quot;,&quot;source&quot;:&quot;DOI.org (Crossref)&quot;,&quot;title&quot;:&quot;Understanding stem education and supporting students through universal design for learning&quot;,&quot;URL&quot;:&quot;http://journals.sagepub.com/doi/10.1177/004005991304500401&quot;,&quot;volume&quot;:&quot;45&quot;,&quot;author&quot;:[{&quot;family&quot;:&quot;Basham&quot;,&quot;given&quot;:&quot;James D.&quot;},{&quot;family&quot;:&quot;Marino&quot;,&quot;given&quot;:&quot;Matthew T.&quot;}],&quot;accessed&quot;:{&quot;date-parts&quot;:[[&quot;2022&quot;,3,31]]},&quot;issued&quot;:{&quot;date-parts&quot;:[[&quot;2013&quot;,3]]},&quot;citation-key&quot;:&quot;basham_understanding_2013&quot;},&quot;prefix&quot;:&quot;&quot;,&quot;suffix&quot;:&quot;&quot;}],&quot;schema&quot;:&quot;https://github.com/citation-style-language/schema/raw/master/csl-citation.json&quot;} RNDNxJa0Y7RgZ"/>. While an analysis of the synergies between PBL and UDL is beyond the remit of this chapter, key characteristics of game making as an educational activity align well with both UDL and project-based approaches. The following sections give three examples.</text:p>
      <text:p text:style-name="Text_20_body">The term inclusion in education no longer addresses solely children with special educational needs and disabilities (SEND) but also examines barriers of culture and other exclusionary elements of the school environment and discourse <text:reference-mark-start text:name="ZOTERO_ITEM CSL_CITATION {&quot;citationID&quot;:&quot;vztxzrme&quot;,&quot;properties&quot;:{&quot;formattedCitation&quot;:&quot;(Black-Hawkins et al., 2008)&quot;,&quot;plainCitation&quot;:&quot;(Black-Hawkins et al., 2008)&quot;,&quot;noteIndex&quot;:0},&quot;citationItems&quot;:[{&quot;id&quot;:3616,&quot;uris&quot;:[&quot;http://zotero.org/users/1913249/items/CTT4LVZ4&quot;,[&quot;http://zotero.org/users/1913249/items/CTT4LVZ4&quot;]],&quot;itemData&quot;:{&quot;id&quot;:3616,&quot;type&quot;:&quot;paper-conference&quot;,&quot;container-title&quot;:&quot;Artículo presentado en la conferencia de British Educational Research Association. Universidad Heriot Watt. Edinburgh&quot;,&quot;title&quot;:&quot;Achievement and inclusion in schools and classrooms: Participation and pedagogy&quot;,&quot;author&quot;:[{&quot;family&quot;:&quot;Black-Hawkins&quot;,&quot;given&quot;:&quot;Kristine&quot;},{&quot;family&quot;:&quot;Florian&quot;,&quot;given&quot;:&quot;Lani&quot;},{&quot;family&quot;:&quot;Rouse&quot;,&quot;given&quot;:&quot;Martyn&quot;}],&quot;issued&quot;:{&quot;date-parts&quot;:[[&quot;2008&quot;]]},&quot;citation-key&quot;:&quot;black-hawkins_achievement_2008&quot;},&quot;prefix&quot;:&quot;&quot;,&quot;suffix&quot;:&quot;&quot;}],&quot;schema&quot;:&quot;https://github.com/citation-style-language/schema/raw/master/csl-citation.json&quot;} RND3hiOAqpLK0"/>(Black-Hawkins et al., 2008)<text:reference-mark-end text:name="ZOTERO_ITEM CSL_CITATION {&quot;citationID&quot;:&quot;vztxzrme&quot;,&quot;properties&quot;:{&quot;formattedCitation&quot;:&quot;(Black-Hawkins et al., 2008)&quot;,&quot;plainCitation&quot;:&quot;(Black-Hawkins et al., 2008)&quot;,&quot;noteIndex&quot;:0},&quot;citationItems&quot;:[{&quot;id&quot;:3616,&quot;uris&quot;:[&quot;http://zotero.org/users/1913249/items/CTT4LVZ4&quot;,[&quot;http://zotero.org/users/1913249/items/CTT4LVZ4&quot;]],&quot;itemData&quot;:{&quot;id&quot;:3616,&quot;type&quot;:&quot;paper-conference&quot;,&quot;container-title&quot;:&quot;Artículo presentado en la conferencia de British Educational Research Association. Universidad Heriot Watt. Edinburgh&quot;,&quot;title&quot;:&quot;Achievement and inclusion in schools and classrooms: Participation and pedagogy&quot;,&quot;author&quot;:[{&quot;family&quot;:&quot;Black-Hawkins&quot;,&quot;given&quot;:&quot;Kristine&quot;},{&quot;family&quot;:&quot;Florian&quot;,&quot;given&quot;:&quot;Lani&quot;},{&quot;family&quot;:&quot;Rouse&quot;,&quot;given&quot;:&quot;Martyn&quot;}],&quot;issued&quot;:{&quot;date-parts&quot;:[[&quot;2008&quot;]]},&quot;citation-key&quot;:&quot;black-hawkins_achievement_2008&quot;},&quot;prefix&quot;:&quot;&quot;,&quot;suffix&quot;:&quot;&quot;}],&quot;schema&quot;:&quot;https://github.com/citation-style-language/schema/raw/master/csl-citation.json&quot;} RND3hiOAqpLK0"/>. The issue of alienation from the culture of computing in schools has been identified as an issue of concern especially for girls and some ethnic minorities <text:reference-mark-start text:name="ZOTERO_ITEM CSL_CITATION {&quot;citationID&quot;:&quot;gbqfqnzh&quot;,&quot;properties&quot;:{&quot;formattedCitation&quot;:&quot;(The Royal Society, 2017)&quot;,&quot;plainCitation&quot;:&quot;(The Royal Society, 2017)&quot;,&quot;noteIndex&quot;:0},&quot;citationItems&quot;:[{&quot;id&quot;:2292,&quot;uris&quot;:[&quot;http://zotero.org/users/1913249/items/VC9G3QNW&quot;,[&quot;http://zotero.org/users/1913249/items/VC9G3QNW&quot;]],&quot;itemData&quot;:{&quot;id&quot;:2292,&quot;type&quot;:&quot;report&quot;,&quot;publisher&quot;:&quot;The Royal Society&quot;,&quot;source&quot;:&quot;ResearchGate&quot;,&quot;title&quot;:&quot;After the Reboot: Computing Education in UK Schools&quot;,&quot;title-short&quot;:&quot;After the Reboot&quot;,&quot;URL&quot;:&quot;https://royalsociety.org/topics-policy/projects/computing-education/&quot;,&quot;author&quot;:[{&quot;literal&quot;:&quot;The Royal Society&quot;}],&quot;accessed&quot;:{&quot;date-parts&quot;:[[&quot;2018&quot;,7,2]]},&quot;issued&quot;:{&quot;date-parts&quot;:[[&quot;2017&quot;]]},&quot;citation-key&quot;:&quot;the_royal_society_after_2017&quot;},&quot;prefix&quot;:&quot;&quot;,&quot;suffix&quot;:&quot;&quot;}],&quot;schema&quot;:&quot;https://github.com/citation-style-language/schema/raw/master/csl-citation.json&quot;} RNDJnakRaLoqs"/>(The Royal Society, 2017)<text:reference-mark-end text:name="ZOTERO_ITEM CSL_CITATION {&quot;citationID&quot;:&quot;gbqfqnzh&quot;,&quot;properties&quot;:{&quot;formattedCitation&quot;:&quot;(The Royal Society, 2017)&quot;,&quot;plainCitation&quot;:&quot;(The Royal Society, 2017)&quot;,&quot;noteIndex&quot;:0},&quot;citationItems&quot;:[{&quot;id&quot;:2292,&quot;uris&quot;:[&quot;http://zotero.org/users/1913249/items/VC9G3QNW&quot;,[&quot;http://zotero.org/users/1913249/items/VC9G3QNW&quot;]],&quot;itemData&quot;:{&quot;id&quot;:2292,&quot;type&quot;:&quot;report&quot;,&quot;publisher&quot;:&quot;The Royal Society&quot;,&quot;source&quot;:&quot;ResearchGate&quot;,&quot;title&quot;:&quot;After the Reboot: Computing Education in UK Schools&quot;,&quot;title-short&quot;:&quot;After the Reboot&quot;,&quot;URL&quot;:&quot;https://royalsociety.org/topics-policy/projects/computing-education/&quot;,&quot;author&quot;:[{&quot;literal&quot;:&quot;The Royal Society&quot;}],&quot;accessed&quot;:{&quot;date-parts&quot;:[[&quot;2018&quot;,7,2]]},&quot;issued&quot;:{&quot;date-parts&quot;:[[&quot;2017&quot;]]},&quot;citation-key&quot;:&quot;the_royal_society_after_2017&quot;},&quot;prefix&quot;:&quot;&quot;,&quot;suffix&quot;:&quot;&quot;}],&quot;schema&quot;:&quot;https://github.com/citation-style-language/schema/raw/master/csl-citation.json&quot;} RNDJnakRaLoqs"/>. To be inclusive schools and teachers must identify both traditional SEND issues and wider cultural barriers to participation in computing classrooms and help student overcome them. Beyond the important technical accessibility tools and assistive learning technologies - for example text in different sizes, screen readers - a diversity for inclusive teaching strategies are also needed.</text:p>
      <text:p text:style-name="Text_20_body">One way to address SEND issues is to use differentiation to adapt a the standard lesson plan for learners needing special support. However this view of a standard, optimal learner pathway is not supported by recent research in neurodiversity, which suggests there is no one optimal way for students to learn. Inclusive pedagogies take a different approach to differentiation which places more power in the hands of learners to choose the path that is most appropriate for them. All students are given a greater choice of materials and activities from the start suiting the varied needs <text:soft-page-break/>of all students. This has the benefit of removing stigmatisation of some learners having to undertake work that seen to be created for <text:span text:style-name="T2">low-achieving</text:span> students. These principles - among others - are presented in a framework called Universal Design for Learning (UDL).</text:p>
      <text:p text:style-name="Text_20_body">Rather than designing separate activities and support for learners with different educational needs in the classroom - often labelled accommodations for disability - UDL facilitates learners to choose a learning pathway that suits their individual abilities and learning strategies.</text:p>
      <text:p text:style-name="Text_20_body">UDL places great value on the personal relevance, choice and authenticity of learning experiences. As a way to encourage engagement UDL suggests setting choices of concrete learning goals that are relevant to the learners. This learner-led approach is very different to a traditional-instruction based, directive approach to teaching. The diverse learning pathways offered can be unfamiliar for both teachers and for students. The UDL guidelines recognise this and provide information to support teachers to implement them. As educators, we may need to build our own abilities and familiarity with learner-led approaches as well as growing the autonomy of our students.</text:p>
      <text:p text:style-name="Text_20_body">One area of UDL that teachers can implement straightforwardly is to represent concepts in the classroom in a diversity of ways. In a related study, researchers Cook and colleagues <text:reference-mark-start text:name="ZOTERO_ITEM CSL_CITATION {&quot;citationID&quot;:&quot;aipvgrmm&quot;,&quot;properties&quot;:{&quot;formattedCitation&quot;:&quot;(Cook et al., 2016)&quot;,&quot;plainCitation&quot;:&quot;(Cook et al., 2016)&quot;,&quot;noteIndex&quot;:0},&quot;citationItems&quot;:[{&quot;id&quot;:3931,&quot;uris&quot;:[&quot;http://zotero.org/users/1913249/items/NQJRLAS4&quot;,[&quot;http://zotero.org/users/1913249/items/NQJRLAS4&quot;]],&quot;itemData&quot;:{&quot;id&quot;:3931,&quot;type&quot;:&quot;chapter&quot;,&quot;page&quot;:&quot;239-248&quot;,&quot;source&quot;:&quot;ResearchGate&quot;,&quot;title&quot;:&quot;Using universal design for learning to personalize an evidence-based practice for students with disabilities&quot;,&quot;author&quot;:[{&quot;family&quot;:&quot;Cook&quot;,&quot;given&quot;:&quot;Sara&quot;},{&quot;family&quot;:&quot;Rao&quot;,&quot;given&quot;:&quot;Kavita&quot;},{&quot;family&quot;:&quot;Cook&quot;,&quot;given&quot;:&quot;Bryan&quot;}],&quot;issued&quot;:{&quot;date-parts&quot;:[[&quot;2016&quot;,1,1]]},&quot;citation-key&quot;:&quot;cook_using_2016&quot;},&quot;prefix&quot;:&quot;&quot;,&quot;suffix&quot;:&quot;&quot;}],&quot;schema&quot;:&quot;https://github.com/citation-style-language/schema/raw/master/csl-citation.json&quot;} RNDa7m93iwoPe"/>(Cook et al., 2016)<text:reference-mark-end text:name="ZOTERO_ITEM CSL_CITATION {&quot;citationID&quot;:&quot;aipvgrmm&quot;,&quot;properties&quot;:{&quot;formattedCitation&quot;:&quot;(Cook et al., 2016)&quot;,&quot;plainCitation&quot;:&quot;(Cook et al., 2016)&quot;,&quot;noteIndex&quot;:0},&quot;citationItems&quot;:[{&quot;id&quot;:3931,&quot;uris&quot;:[&quot;http://zotero.org/users/1913249/items/NQJRLAS4&quot;,[&quot;http://zotero.org/users/1913249/items/NQJRLAS4&quot;]],&quot;itemData&quot;:{&quot;id&quot;:3931,&quot;type&quot;:&quot;chapter&quot;,&quot;page&quot;:&quot;239-248&quot;,&quot;source&quot;:&quot;ResearchGate&quot;,&quot;title&quot;:&quot;Using universal design for learning to personalize an evidence-based practice for students with disabilities&quot;,&quot;author&quot;:[{&quot;family&quot;:&quot;Cook&quot;,&quot;given&quot;:&quot;Sara&quot;},{&quot;family&quot;:&quot;Rao&quot;,&quot;given&quot;:&quot;Kavita&quot;},{&quot;family&quot;:&quot;Cook&quot;,&quot;given&quot;:&quot;Bryan&quot;}],&quot;issued&quot;:{&quot;date-parts&quot;:[[&quot;2016&quot;,1,1]]},&quot;citation-key&quot;:&quot;cook_using_2016&quot;},&quot;prefix&quot;:&quot;&quot;,&quot;suffix&quot;:&quot;&quot;}],&quot;schema&quot;:&quot;https://github.com/citation-style-language/schema/raw/master/csl-citation.json&quot;} RNDa7m93iwoPe"/> explored the alignment of UDL with another framework, CRA, which consists of a three stage model to support learners to develop concepts <text:reference-mark-start text:name="ZOTERO_ITEM CSL_CITATION {&quot;citationID&quot;:&quot;epqsitfx&quot;,&quot;properties&quot;:{&quot;formattedCitation&quot;:&quot;(Fyfe et al., 2014)&quot;,&quot;plainCitation&quot;:&quot;(Fyfe et al., 2014)&quot;,&quot;noteIndex&quot;:0},&quot;citationItems&quot;:[{&quot;id&quot;:65,&quot;uris&quot;:[&quot;http://zotero.org/users/1913249/items/5L265CMQ&quot;,[&quot;http://zotero.org/users/1913249/items/5L265CMQ&quot;]],&quot;itemData&quot;:{&quot;id&quot;:65,&quot;type&quot;:&quot;article-journal&quot;,&quot;abstract&quot;:&quot;A longstanding debate concerns the use of concrete versus abstract instructional materials, particularly in domains such as mathematics and science. Although decades of research have focused on the advantages and disadvantages of concrete and abstract materials considered independently, we argue for an approach that moves beyond this dichotomy and combines their advantages. Specifically, we recommend beginning with concrete materials and then explicitly and gradually fading to the more abstract. Theoretical benefits of this “concreteness fading” technique for mathematics and science instruction include (1) helping learners interpret ambiguous or opaque abstract symbols in terms of well-understood concrete objects, (2) providing embodied perceptual and physical experiences that can ground abstract thinking, (3) enabling learners to build up a store of memorable images that can be used when abstract symbols lose meaning, and (4) guiding learners to strip away extraneous concrete properties and distill the generic, generalizable properties. In these ways, concreteness fading provides advantages that go beyond the sum of the benefits of concrete and abstract materials.&quot;,&quot;container-title&quot;:&quot;Educational Psychology Review&quot;,&quot;DOI&quot;:&quot;10.1007/s10648-014-9249-3&quot;,&quot;ISSN&quot;:&quot;1040-726X, 1573-336X&quot;,&quot;issue&quot;:&quot;1&quot;,&quot;journalAbbreviation&quot;:&quot;Educ Psychol Rev&quot;,&quot;language&quot;:&quot;en&quot;,&quot;page&quot;:&quot;9-25&quot;,&quot;source&quot;:&quot;DOI.org (Crossref)&quot;,&quot;title&quot;:&quot;Concreteness Fading in Mathematics and Science Instruction: a Systematic Review&quot;,&quot;title-short&quot;:&quot;Concreteness Fading in Mathematics and Science Instruction&quot;,&quot;URL&quot;:&quot;http://link.springer.com/10.1007/s10648-014-9249-3&quot;,&quot;volume&quot;:&quot;26&quot;,&quot;author&quot;:[{&quot;family&quot;:&quot;Fyfe&quot;,&quot;given&quot;:&quot;Emily R.&quot;},{&quot;family&quot;:&quot;McNeil&quot;,&quot;given&quot;:&quot;Nicole M.&quot;},{&quot;family&quot;:&quot;Son&quot;,&quot;given&quot;:&quot;Ji Y.&quot;},{&quot;family&quot;:&quot;Goldstone&quot;,&quot;given&quot;:&quot;Robert L.&quot;}],&quot;accessed&quot;:{&quot;date-parts&quot;:[[&quot;2021&quot;,3,28]]},&quot;issued&quot;:{&quot;date-parts&quot;:[[&quot;2014&quot;,3]]},&quot;citation-key&quot;:&quot;fyfe_concreteness_2014&quot;},&quot;prefix&quot;:&quot;&quot;,&quot;suffix&quot;:&quot;&quot;}],&quot;schema&quot;:&quot;https://github.com/citation-style-language/schema/raw/master/csl-citation.json&quot;} RNDbNs95dJiDf"/>(Fyfe et al., 2014)<text:reference-mark-end text:name="ZOTERO_ITEM CSL_CITATION {&quot;citationID&quot;:&quot;epqsitfx&quot;,&quot;properties&quot;:{&quot;formattedCitation&quot;:&quot;(Fyfe et al., 2014)&quot;,&quot;plainCitation&quot;:&quot;(Fyfe et al., 2014)&quot;,&quot;noteIndex&quot;:0},&quot;citationItems&quot;:[{&quot;id&quot;:65,&quot;uris&quot;:[&quot;http://zotero.org/users/1913249/items/5L265CMQ&quot;,[&quot;http://zotero.org/users/1913249/items/5L265CMQ&quot;]],&quot;itemData&quot;:{&quot;id&quot;:65,&quot;type&quot;:&quot;article-journal&quot;,&quot;abstract&quot;:&quot;A longstanding debate concerns the use of concrete versus abstract instructional materials, particularly in domains such as mathematics and science. Although decades of research have focused on the advantages and disadvantages of concrete and abstract materials considered independently, we argue for an approach that moves beyond this dichotomy and combines their advantages. Specifically, we recommend beginning with concrete materials and then explicitly and gradually fading to the more abstract. Theoretical benefits of this “concreteness fading” technique for mathematics and science instruction include (1) helping learners interpret ambiguous or opaque abstract symbols in terms of well-understood concrete objects, (2) providing embodied perceptual and physical experiences that can ground abstract thinking, (3) enabling learners to build up a store of memorable images that can be used when abstract symbols lose meaning, and (4) guiding learners to strip away extraneous concrete properties and distill the generic, generalizable properties. In these ways, concreteness fading provides advantages that go beyond the sum of the benefits of concrete and abstract materials.&quot;,&quot;container-title&quot;:&quot;Educational Psychology Review&quot;,&quot;DOI&quot;:&quot;10.1007/s10648-014-9249-3&quot;,&quot;ISSN&quot;:&quot;1040-726X, 1573-336X&quot;,&quot;issue&quot;:&quot;1&quot;,&quot;journalAbbreviation&quot;:&quot;Educ Psychol Rev&quot;,&quot;language&quot;:&quot;en&quot;,&quot;page&quot;:&quot;9-25&quot;,&quot;source&quot;:&quot;DOI.org (Crossref)&quot;,&quot;title&quot;:&quot;Concreteness Fading in Mathematics and Science Instruction: a Systematic Review&quot;,&quot;title-short&quot;:&quot;Concreteness Fading in Mathematics and Science Instruction&quot;,&quot;URL&quot;:&quot;http://link.springer.com/10.1007/s10648-014-9249-3&quot;,&quot;volume&quot;:&quot;26&quot;,&quot;author&quot;:[{&quot;family&quot;:&quot;Fyfe&quot;,&quot;given&quot;:&quot;Emily R.&quot;},{&quot;family&quot;:&quot;McNeil&quot;,&quot;given&quot;:&quot;Nicole M.&quot;},{&quot;family&quot;:&quot;Son&quot;,&quot;given&quot;:&quot;Ji Y.&quot;},{&quot;family&quot;:&quot;Goldstone&quot;,&quot;given&quot;:&quot;Robert L.&quot;}],&quot;accessed&quot;:{&quot;date-parts&quot;:[[&quot;2021&quot;,3,28]]},&quot;issued&quot;:{&quot;date-parts&quot;:[[&quot;2014&quot;,3]]},&quot;citation-key&quot;:&quot;fyfe_concreteness_2014&quot;},&quot;prefix&quot;:&quot;&quot;,&quot;suffix&quot;:&quot;&quot;}],&quot;schema&quot;:&quot;https://github.com/citation-style-language/schema/raw/master/csl-citation.json&quot;} RNDbNs95dJiDf"/>.</text:p>
      <text:p text:style-name="Text_20_body">The researchers outline how the three stages of CRA (Concrete, Representational and Abstract) align with key UDL principles, most specifically multiple ways to represent knowledge to aid learner perception and comprehension. In short, first teachers introduce a physical, concrete model of the concept, then progress to iconic forms, for example graphics or pictures; finally learners work with more abstract models of the concept. The CRA framework is an example of concept popular in Mathematics research and practice called Concreteness Fading where concepts are introduced in concrete examples and then learners are supported to understand and represent them in more abstract ways.</text:p>
      <text:p text:style-name="Text_20_body">When reading about different approaches to teaching computing the terms concrete and abstract are used commonly. For example the concrete practice of coding is a good way for learners to work with more abstract computing concepts. The following section explores the utility of these terms to explore inclusive approaches to teaching especially in relation to an understanding of Computational Thinking.</text:p>
      <text:h text:style-name="Heading_20_3" text:outline-level="3"><text:bookmark-start text:name="context-of-digital-making-and-design-and-home-learning-of-media"/><text:soft-page-break/>Context of digital making and design and home learning of media<text:bookmark-end text:name="context-of-digital-making-and-design-and-home-learning-of-media"/></text:h>
      <text:p text:style-name="Standard">The context of these communities is important to situate the relevance of this study. These contexts are explored in summary. In the following chapter some of the pedagogies, e.g. tinkering, are explored in more depth.</text:p>
      <text:p text:style-name="Text_20_body">Building on the concept of participatory culture <text:reference-mark-start text:name="ZOTERO_ITEM CSL_CITATION {&quot;citationID&quot;:&quot;joprhuhi&quot;,&quot;properties&quot;:{&quot;formattedCitation&quot;:&quot;(Jenkins, 2009)&quot;,&quot;plainCitation&quot;:&quot;(Jenkins, 2009)&quot;,&quot;noteIndex&quot;:0},&quot;citationItems&quot;:[{&quot;id&quot;:2384,&quot;uris&quot;:[&quot;http://zotero.org/users/1913249/items/J5I7XRGH&quot;,[&quot;http://zotero.org/users/1913249/items/J5I7XRGH&quot;]],&quot;itemData&quot;:{&quot;id&quot;:2384,&quot;type&quot;:&quot;book&quot;,&quot;call-number&quot;:&quot;P96.M4 J46 2009&quot;,&quot;collection-title&quot;:&quot;The John D. and Catherine T. MacArthur Foundation Reports on Digital Media and Learning&quot;,&quot;event-place&quot;:&quot;Cambridge, MA&quot;,&quot;ISBN&quot;:&quot;978-0-262-51362-3&quot;,&quot;number-of-pages&quot;:&quot;129&quot;,&quot;publisher&quot;:&quot;The MIT Press&quot;,&quot;publisher-place&quot;:&quot;Cambridge, MA&quot;,&quot;source&quot;:&quot;Library of Congress ISBN&quot;,&quot;title&quot;:&quot;Confronting the challenges of participatory culture: media education for the 21st century&quot;,&quot;title-short&quot;:&quot;Confronting the challenges of participatory culture&quot;,&quot;author&quot;:[{&quot;family&quot;:&quot;Jenkins&quot;,&quot;given&quot;:&quot;Henry&quot;}],&quot;issued&quot;:{&quot;date-parts&quot;:[[&quot;2009&quot;]]},&quot;citation-key&quot;:&quot;jenkins_confronting_2009&quot;},&quot;prefix&quot;:&quot;&quot;,&quot;suffix&quot;:&quot;&quot;}],&quot;schema&quot;:&quot;https://github.com/citation-style-language/schema/raw/master/csl-citation.json&quot;} RNDRpLM1Rg3k3"/>(Jenkins, 2009)<text:reference-mark-end text:name="ZOTERO_ITEM CSL_CITATION {&quot;citationID&quot;:&quot;joprhuhi&quot;,&quot;properties&quot;:{&quot;formattedCitation&quot;:&quot;(Jenkins, 2009)&quot;,&quot;plainCitation&quot;:&quot;(Jenkins, 2009)&quot;,&quot;noteIndex&quot;:0},&quot;citationItems&quot;:[{&quot;id&quot;:2384,&quot;uris&quot;:[&quot;http://zotero.org/users/1913249/items/J5I7XRGH&quot;,[&quot;http://zotero.org/users/1913249/items/J5I7XRGH&quot;]],&quot;itemData&quot;:{&quot;id&quot;:2384,&quot;type&quot;:&quot;book&quot;,&quot;call-number&quot;:&quot;P96.M4 J46 2009&quot;,&quot;collection-title&quot;:&quot;The John D. and Catherine T. MacArthur Foundation Reports on Digital Media and Learning&quot;,&quot;event-place&quot;:&quot;Cambridge, MA&quot;,&quot;ISBN&quot;:&quot;978-0-262-51362-3&quot;,&quot;number-of-pages&quot;:&quot;129&quot;,&quot;publisher&quot;:&quot;The MIT Press&quot;,&quot;publisher-place&quot;:&quot;Cambridge, MA&quot;,&quot;source&quot;:&quot;Library of Congress ISBN&quot;,&quot;title&quot;:&quot;Confronting the challenges of participatory culture: media education for the 21st century&quot;,&quot;title-short&quot;:&quot;Confronting the challenges of participatory culture&quot;,&quot;author&quot;:[{&quot;family&quot;:&quot;Jenkins&quot;,&quot;given&quot;:&quot;Henry&quot;}],&quot;issued&quot;:{&quot;date-parts&quot;:[[&quot;2009&quot;]]},&quot;citation-key&quot;:&quot;jenkins_confronting_2009&quot;},&quot;prefix&quot;:&quot;&quot;,&quot;suffix&quot;:&quot;&quot;}],&quot;schema&quot;:&quot;https://github.com/citation-style-language/schema/raw/master/csl-citation.json&quot;} RNDRpLM1Rg3k3"/>, where x and y, there are several streams of activity that are important to reference as foundational context for this study.</text:p>
      <text:p text:style-name="Text_20_body">The work of Livingstone is foundational in the area of home learning of digital technologies<text:reference-mark-start text:name="ZOTERO_ITEM CSL_CITATION {&quot;citationID&quot;:&quot;sdrjuyxw&quot;,&quot;properties&quot;:{&quot;formattedCitation&quot;:&quot;(Livingstone et al., 2018)&quot;,&quot;plainCitation&quot;:&quot;(Livingstone et al., 2018)&quot;,&quot;noteIndex&quot;:0},&quot;citationItems&quot;:[{&quot;id&quot;:3031,&quot;uris&quot;:[&quot;http://zotero.org/users/1913249/items/TGJKKB2I&quot;,[&quot;http://zotero.org/users/1913249/items/TGJKKB2I&quot;]],&quot;itemData&quot;:{&quot;id&quot;:3031,&quot;type&quot;:&quot;article-journal&quot;,&quot;title&quot;:&quot;In the digital home, how do parents support their children and who supports them?&quot;,&quot;author&quot;:[{&quot;family&quot;:&quot;Livingstone&quot;,&quot;given&quot;:&quot;Sonia&quot;},{&quot;family&quot;:&quot;Blum-Ross&quot;,&quot;given&quot;:&quot;Alicia&quot;},{&quot;family&quot;:&quot;Pavlick&quot;,&quot;given&quot;:&quot;Jennifer&quot;},{&quot;family&quot;:&quot;Ólafsson&quot;,&quot;given&quot;:&quot;Kjartan&quot;}],&quot;issued&quot;:{&quot;date-parts&quot;:[[&quot;2018&quot;]]},&quot;citation-key&quot;:&quot;livingstone_digital_2018&quot;},&quot;prefix&quot;:&quot;&quot;,&quot;suffix&quot;:&quot;&quot;}],&quot;schema&quot;:&quot;https://github.com/citation-style-language/schema/raw/master/csl-citation.json&quot;} RNDDnnu6N8lu5"/>(Livingstone et al., 2018)<text:reference-mark-end text:name="ZOTERO_ITEM CSL_CITATION {&quot;citationID&quot;:&quot;sdrjuyxw&quot;,&quot;properties&quot;:{&quot;formattedCitation&quot;:&quot;(Livingstone et al., 2018)&quot;,&quot;plainCitation&quot;:&quot;(Livingstone et al., 2018)&quot;,&quot;noteIndex&quot;:0},&quot;citationItems&quot;:[{&quot;id&quot;:3031,&quot;uris&quot;:[&quot;http://zotero.org/users/1913249/items/TGJKKB2I&quot;,[&quot;http://zotero.org/users/1913249/items/TGJKKB2I&quot;]],&quot;itemData&quot;:{&quot;id&quot;:3031,&quot;type&quot;:&quot;article-journal&quot;,&quot;title&quot;:&quot;In the digital home, how do parents support their children and who supports them?&quot;,&quot;author&quot;:[{&quot;family&quot;:&quot;Livingstone&quot;,&quot;given&quot;:&quot;Sonia&quot;},{&quot;family&quot;:&quot;Blum-Ross&quot;,&quot;given&quot;:&quot;Alicia&quot;},{&quot;family&quot;:&quot;Pavlick&quot;,&quot;given&quot;:&quot;Jennifer&quot;},{&quot;family&quot;:&quot;Ólafsson&quot;,&quot;given&quot;:&quot;Kjartan&quot;}],&quot;issued&quot;:{&quot;date-parts&quot;:[[&quot;2018&quot;]]},&quot;citation-key&quot;:&quot;livingstone_digital_2018&quot;},&quot;prefix&quot;:&quot;&quot;,&quot;suffix&quot;:&quot;&quot;}],&quot;schema&quot;:&quot;https://github.com/citation-style-language/schema/raw/master/csl-citation.json&quot;} RNDDnnu6N8lu5"/>.</text:p>
      <text:p text:style-name="Text_20_body">Research exploring home game playing and digital activity uncovers material that families may bring into a non-formal game making process.</text:p>
      <text:p text:style-name="P2">Messing around and affinity groups. Ito’s work on and naturalistic studies of digital use and creativity in the home including the value of informal playing around <text:reference-mark-start text:name="ZOTERO_ITEM CSL_CITATION {&quot;citationID&quot;:&quot;hwmmwmhe&quot;,&quot;properties&quot;:{&quot;formattedCitation&quot;:&quot;(It\\uc0\\u333{} et al., 2010; Ito et al., 2013)&quot;,&quot;plainCitation&quot;:&quot;(Itō et al., 2010; Ito et al., 2013)&quot;,&quot;noteIndex&quot;:0},&quot;citationItems&quot;:[{&quot;id&quot;:2626,&quot;uris&quot;:[&quot;http://zotero.org/users/1913249/items/5DBVY3L5&quot;,[&quot;http://zotero.org/users/1913249/items/5DBVY3L5&quot;]],&quot;itemData&quot;:{&quot;id&quot;:2626,&quot;type&quot;:&quot;book&quot;,&quot;abstract&quot;:&quot;This report is a synthesis of ongoing research, design, and implementation of an approach to education called \&quot;connected learning.\&quot; It advocates for broadened access to learning that is socially embedded, interest-driven, and oriented toward educational, economic, or political opportunity. This model is based on evidence that the most resilient, ad.&quot;,&quot;event-place&quot;:&quot;Cork&quot;,&quot;ISBN&quot;:&quot;978-0-9887255-0-8&quot;,&quot;language&quot;:&quot;en&quot;,&quot;note&quot;:&quot;OCLC: 896797842&quot;,&quot;publisher&quot;:&quot;BookBaby&quot;,&quot;publisher-place&quot;:&quot;Cork&quot;,&quot;source&quot;:&quot;Open WorldCat&quot;,&quot;title&quot;:&quot;Connected Learning.&quot;,&quot;author&quot;:[{&quot;family&quot;:&quot;Ito&quot;,&quot;given&quot;:&quot;Mizuko&quot;},{&quot;family&quot;:&quot;Gutiérrez&quot;,&quot;given&quot;:&quot;Kris&quot;},{&quot;family&quot;:&quot;Livingstone&quot;,&quot;given&quot;:&quot;Sonia&quot;},{&quot;family&quot;:&quot;Penuel&quot;,&quot;given&quot;:&quot;Bill&quot;},{&quot;family&quot;:&quot;Rhodes&quot;,&quot;given&quot;:&quot;Jean&quot;},{&quot;family&quot;:&quot;Salen&quot;,&quot;given&quot;:&quot;Katie&quot;},{&quot;family&quot;:&quot;Schor&quot;,&quot;given&quot;:&quot;Juliet&quot;},{&quot;family&quot;:&quot;Sefton-Green&quot;,&quot;given&quot;:&quot;Julian&quot;},{&quot;family&quot;:&quot;Watkins&quot;,&quot;given&quot;:&quot;S. Craig&quot;}],&quot;issued&quot;:{&quot;date-parts&quot;:[[&quot;2013&quot;]]},&quot;citation-key&quot;:&quot;ito_connected_2013-1&quot;},&quot;prefix&quot;:&quot;&quot;,&quot;suffix&quot;:&quot;&quot;},{&quot;id&quot;:1939,&quot;uris&quot;:[&quot;http://zotero.org/users/1913249/items/URKI7FTD&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suffix&quot;:&quot;&quot;}],&quot;schema&quot;:&quot;https://github.com/citation-style-language/schema/raw/master/csl-citation.json&quot;} RNDqro4SPRbFB"/><text:span text:style-name="T4">(Itō et al., 2010; Ito et al., 2013)</text:span><text:reference-mark-end text:name="ZOTERO_ITEM CSL_CITATION {&quot;citationID&quot;:&quot;hwmmwmhe&quot;,&quot;properties&quot;:{&quot;formattedCitation&quot;:&quot;(It\\uc0\\u333{} et al., 2010; Ito et al., 2013)&quot;,&quot;plainCitation&quot;:&quot;(Itō et al., 2010; Ito et al., 2013)&quot;,&quot;noteIndex&quot;:0},&quot;citationItems&quot;:[{&quot;id&quot;:2626,&quot;uris&quot;:[&quot;http://zotero.org/users/1913249/items/5DBVY3L5&quot;,[&quot;http://zotero.org/users/1913249/items/5DBVY3L5&quot;]],&quot;itemData&quot;:{&quot;id&quot;:2626,&quot;type&quot;:&quot;book&quot;,&quot;abstract&quot;:&quot;This report is a synthesis of ongoing research, design, and implementation of an approach to education called \&quot;connected learning.\&quot; It advocates for broadened access to learning that is socially embedded, interest-driven, and oriented toward educational, economic, or political opportunity. This model is based on evidence that the most resilient, ad.&quot;,&quot;event-place&quot;:&quot;Cork&quot;,&quot;ISBN&quot;:&quot;978-0-9887255-0-8&quot;,&quot;language&quot;:&quot;en&quot;,&quot;note&quot;:&quot;OCLC: 896797842&quot;,&quot;publisher&quot;:&quot;BookBaby&quot;,&quot;publisher-place&quot;:&quot;Cork&quot;,&quot;source&quot;:&quot;Open WorldCat&quot;,&quot;title&quot;:&quot;Connected Learning.&quot;,&quot;author&quot;:[{&quot;family&quot;:&quot;Ito&quot;,&quot;given&quot;:&quot;Mizuko&quot;},{&quot;family&quot;:&quot;Gutiérrez&quot;,&quot;given&quot;:&quot;Kris&quot;},{&quot;family&quot;:&quot;Livingstone&quot;,&quot;given&quot;:&quot;Sonia&quot;},{&quot;family&quot;:&quot;Penuel&quot;,&quot;given&quot;:&quot;Bill&quot;},{&quot;family&quot;:&quot;Rhodes&quot;,&quot;given&quot;:&quot;Jean&quot;},{&quot;family&quot;:&quot;Salen&quot;,&quot;given&quot;:&quot;Katie&quot;},{&quot;family&quot;:&quot;Schor&quot;,&quot;given&quot;:&quot;Juliet&quot;},{&quot;family&quot;:&quot;Sefton-Green&quot;,&quot;given&quot;:&quot;Julian&quot;},{&quot;family&quot;:&quot;Watkins&quot;,&quot;given&quot;:&quot;S. Craig&quot;}],&quot;issued&quot;:{&quot;date-parts&quot;:[[&quot;2013&quot;]]},&quot;citation-key&quot;:&quot;ito_connected_2013-1&quot;},&quot;prefix&quot;:&quot;&quot;,&quot;suffix&quot;:&quot;&quot;},{&quot;id&quot;:1939,&quot;uris&quot;:[&quot;http://zotero.org/users/1913249/items/URKI7FTD&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suffix&quot;:&quot;&quot;}],&quot;schema&quot;:&quot;https://github.com/citation-style-language/schema/raw/master/csl-citation.json&quot;} RNDqro4SPRbFB"/>, and Gee and the process of tapping into affinity groups and affinity spaces <text:reference-mark-start text:name="ZOTERO_ITEM CSL_CITATION {&quot;citationID&quot;:&quot;ddjiyxqv&quot;,&quot;properties&quot;:{&quot;formattedCitation&quot;:&quot;(Gee, 2004)&quot;,&quot;plainCitation&quot;:&quot;(Gee, 2004)&quot;,&quot;noteIndex&quot;:0},&quot;citationItems&quot;:[{&quot;id&quot;:1584,&quot;uris&quot;:[&quot;http://zotero.org/users/1913249/items/M6377K76&quot;,[&quot;http://zotero.org/users/1913249/items/M6377K76&quot;]],&quot;itemData&quot;:{&quot;id&quot;:1584,&quot;type&quot;:&quot;book&quot;,&quot;collection-title&quot;:&quot;Education&quot;,&quot;edition&quot;:&quot;1. paperback ed&quot;,&quot;event-place&quot;:&quot;New York, NY&quot;,&quot;ISBN&quot;:&quot;978-1-4039-6538-7&quot;,&quot;language&quot;:&quot;eng&quot;,&quot;note&quot;:&quot;OCLC: 255334132&quot;,&quot;number-of-pages&quot;:&quot;225&quot;,&quot;publisher&quot;:&quot;Palgrave Macmillan&quot;,&quot;publisher-place&quot;:&quot;New York, NY&quot;,&quot;source&quot;:&quot;Gemeinsamer Bibliotheksverbund ISBN&quot;,&quot;title&quot;:&quot;What video games have to teach us about learning and literacy&quot;,&quot;author&quot;:[{&quot;family&quot;:&quot;Gee&quot;,&quot;given&quot;:&quot;James Paul&quot;}],&quot;issued&quot;:{&quot;date-parts&quot;:[[&quot;2004&quot;]]},&quot;citation-key&quot;:&quot;gee_what_2004&quot;},&quot;prefix&quot;:&quot;&quot;,&quot;suffix&quot;:&quot;&quot;}],&quot;schema&quot;:&quot;https://github.com/citation-style-language/schema/raw/master/csl-citation.json&quot;} RNDXxP56B0dAi"/>(Gee, 2004)<text:reference-mark-end text:name="ZOTERO_ITEM CSL_CITATION {&quot;citationID&quot;:&quot;ddjiyxqv&quot;,&quot;properties&quot;:{&quot;formattedCitation&quot;:&quot;(Gee, 2004)&quot;,&quot;plainCitation&quot;:&quot;(Gee, 2004)&quot;,&quot;noteIndex&quot;:0},&quot;citationItems&quot;:[{&quot;id&quot;:1584,&quot;uris&quot;:[&quot;http://zotero.org/users/1913249/items/M6377K76&quot;,[&quot;http://zotero.org/users/1913249/items/M6377K76&quot;]],&quot;itemData&quot;:{&quot;id&quot;:1584,&quot;type&quot;:&quot;book&quot;,&quot;collection-title&quot;:&quot;Education&quot;,&quot;edition&quot;:&quot;1. paperback ed&quot;,&quot;event-place&quot;:&quot;New York, NY&quot;,&quot;ISBN&quot;:&quot;978-1-4039-6538-7&quot;,&quot;language&quot;:&quot;eng&quot;,&quot;note&quot;:&quot;OCLC: 255334132&quot;,&quot;number-of-pages&quot;:&quot;225&quot;,&quot;publisher&quot;:&quot;Palgrave Macmillan&quot;,&quot;publisher-place&quot;:&quot;New York, NY&quot;,&quot;source&quot;:&quot;Gemeinsamer Bibliotheksverbund ISBN&quot;,&quot;title&quot;:&quot;What video games have to teach us about learning and literacy&quot;,&quot;author&quot;:[{&quot;family&quot;:&quot;Gee&quot;,&quot;given&quot;:&quot;James Paul&quot;}],&quot;issued&quot;:{&quot;date-parts&quot;:[[&quot;2004&quot;]]},&quot;citation-key&quot;:&quot;gee_what_2004&quot;},&quot;prefix&quot;:&quot;&quot;,&quot;suffix&quot;:&quot;&quot;}],&quot;schema&quot;:&quot;https://github.com/citation-style-language/schema/raw/master/csl-citation.json&quot;} RNDXxP56B0dAi"/>. Gee’s (2004b) work on games and associated culture as learning experiences is founded on his understanding of how the engender a shared discourse and emerging identities .</text:p>
      <text:p text:style-name="Text_20_body">Kafai and Burke’s extensive work proposes applying the power of Gee’s work around the game playing to game making <text:reference-mark-start text:name="ZOTERO_ITEM CSL_CITATION {&quot;citationID&quot;:&quot;qjhiclyp&quot;,&quot;properties&quot;:{&quot;formattedCitation&quot;:&quot;(Kafai et al., 2016:56)&quot;,&quot;plainCitation&quot;:&quot;(Kafai et al., 2016:56)&quot;,&quot;noteIndex&quot;:0},&quot;citationItems&quot;:[{&quot;id&quot;:1409,&quot;uris&quot;:[&quot;http://zotero.org/users/1913249/items/C9RM6JHC&quot;,[&quot;http://zotero.org/users/1913249/items/C9RM6JHC&quot;]],&quot;itemData&quot;:{&quot;id&quot;:1409,&quot;type&quot;:&quot;book&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ISBN&quot;:&quot;978-0-262-03537-8&quot;,&quot;language&quot;:&quot;en&quot;,&quot;note&quot;:&quot;Google-Books-ID: zPC7DQAAQBAJ&quot;,&quot;number-of-pages&quot;:&quot;221&quot;,&quot;publisher&quot;:&quot;MIT Press&quot;,&quot;source&quot;:&quot;Google Books&quot;,&quot;title&quot;:&quot;Connected Gaming: What Making Video Games Can Teach Us about Learning and Literacy&quot;,&quot;title-short&quot;:&quot;Connected Gaming&quot;,&quot;author&quot;:[{&quot;family&quot;:&quot;Kafai&quot;,&quot;given&quot;:&quot;Yasmin B.&quot;},{&quot;family&quot;:&quot;Burke&quot;,&quot;given&quot;:&quot;Quinn&quot;},{&quot;family&quot;:&quot;Steinkuehler&quot;,&quot;given&quot;:&quot;Constance&quot;}],&quot;issued&quot;:{&quot;date-parts&quot;:[[&quot;2016&quot;,12,23]]},&quot;citation-key&quot;:&quot;kafai_connected_2016&quot;},&quot;locator&quot;:&quot; 56&quot;,&quot;prefix&quot;:&quot;&quot;}],&quot;schema&quot;:&quot;https://github.com/citation-style-language/schema/raw/master/csl-citation.json&quot;} RNDLvTQ9cZh3j"/>(Kafai et al., 2016:56)<text:reference-mark-end text:name="ZOTERO_ITEM CSL_CITATION {&quot;citationID&quot;:&quot;qjhiclyp&quot;,&quot;properties&quot;:{&quot;formattedCitation&quot;:&quot;(Kafai et al., 2016:56)&quot;,&quot;plainCitation&quot;:&quot;(Kafai et al., 2016:56)&quot;,&quot;noteIndex&quot;:0},&quot;citationItems&quot;:[{&quot;id&quot;:1409,&quot;uris&quot;:[&quot;http://zotero.org/users/1913249/items/C9RM6JHC&quot;,[&quot;http://zotero.org/users/1913249/items/C9RM6JHC&quot;]],&quot;itemData&quot;:{&quot;id&quot;:1409,&quot;type&quot;:&quot;book&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ISBN&quot;:&quot;978-0-262-03537-8&quot;,&quot;language&quot;:&quot;en&quot;,&quot;note&quot;:&quot;Google-Books-ID: zPC7DQAAQBAJ&quot;,&quot;number-of-pages&quot;:&quot;221&quot;,&quot;publisher&quot;:&quot;MIT Press&quot;,&quot;source&quot;:&quot;Google Books&quot;,&quot;title&quot;:&quot;Connected Gaming: What Making Video Games Can Teach Us about Learning and Literacy&quot;,&quot;title-short&quot;:&quot;Connected Gaming&quot;,&quot;author&quot;:[{&quot;family&quot;:&quot;Kafai&quot;,&quot;given&quot;:&quot;Yasmin B.&quot;},{&quot;family&quot;:&quot;Burke&quot;,&quot;given&quot;:&quot;Quinn&quot;},{&quot;family&quot;:&quot;Steinkuehler&quot;,&quot;given&quot;:&quot;Constance&quot;}],&quot;issued&quot;:{&quot;date-parts&quot;:[[&quot;2016&quot;,12,23]]},&quot;citation-key&quot;:&quot;kafai_connected_2016&quot;},&quot;locator&quot;:&quot; 56&quot;,&quot;prefix&quot;:&quot;&quot;}],&quot;schema&quot;:&quot;https://github.com/citation-style-language/schema/raw/master/csl-citation.json&quot;} RNDLvTQ9cZh3j"/>.</text:p>
      <text:p text:style-name="Text_20_body">In addition, maker culture more generally is relevant due to the alignment with tinkering as educational practice in stem education, supported by family involvement and brokering of experiences. The details of tinkering as a pedagogical practice are explored in more detail in the literature review of this thesis.</text:p>
      <text:h text:style-name="Heading_20_3" text:outline-level="3"><text:bookmark-start text:name="context-of-home-education-and-family-learning"/>Context of Home Education and family learning<text:bookmark-end text:name="context-of-home-education-and-family-learning"/></text:h>
      <text:p text:style-name="Standard">The move to family learning as a context suited the trajectory of my interests and the opportunities available as part of University context.</text:p>
      <text:p text:style-name="Text_20_body">Many professional programmers began with support provided by family.</text:p>
      <text:p text:style-name="Text_20_body">Barron and Livingstone have outlined the advantages and processes involved in family involvement of technology use and learning in the home. There is clearly an inequality of access to these well paid profession that the development of the computing curriculum and the skills based and creative process focus that was part of the initial narrative is laudable the aims of equality.</text:p>
      <text:p text:style-name="Text_20_body"><text:soft-page-break/>However the practical and and cultural difficulties of undertaking a project-based approach withing the curriculum are significant. Factors of difficulties associated with technology projects compound difficulties.</text:p>
      <text:p text:style-name="Text_20_body">In this research I made the decisions not to focus on the adaptation of a informal club approach to the restrictions of in-school classes but rather instead to embrace key elements of it and to explore processes in situ. While the context of home education is not a core to the goals of this research it is important to situate this study accurately.</text:p>
      <text:p text:style-name="Text_20_body"><text:span text:style-name="T3">Outline of the home eduction context of this study:</text:span> The processes and motivations driving of home education are varied <text:reference-mark-start text:name="ZOTERO_ITEM CSL_CITATION {&quot;citationID&quot;:&quot;lvkgisqz&quot;,&quot;properties&quot;:{&quot;formattedCitation&quot;:&quot;(Fensham-Smith, 2021)&quot;,&quot;plainCitation&quot;:&quot;(Fensham-Smith, 2021)&quot;,&quot;noteIndex&quot;:0},&quot;citationItems&quot;:[{&quot;id&quot;:8983,&quot;uris&quot;:[&quot;http://zotero.org/users/1913249/items/F748Z3W8&quot;,[&quot;http://zotero.org/users/1913249/items/F748Z3W8&quot;]],&quot;itemData&quot;:{&quot;id&quot;:8983,&quot;type&quot;:&quot;article-journal&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container-title&quot;:&quot;Journal of Pedagogy&quot;,&quot;DOI&quot;:&quot;10.2478/jped-2021-0001&quot;,&quot;ISSN&quot;:&quot;1338-1563&quot;,&quot;issue&quot;:&quot;1&quot;,&quot;language&quot;:&quot;en&quot;,&quot;page&quot;:&quot;5-27&quot;,&quot;source&quot;:&quot;DOI.org (Crossref)&quot;,&quot;title&quot;:&quot;Invisible pedagogies in home education: Freedom, power and control&quot;,&quot;title-short&quot;:&quot;Invisible pedagogies in home education&quot;,&quot;URL&quot;:&quot;https://www.sciendo.com/article/10.2478/jped-2021-0001&quot;,&quot;volume&quot;:&quot;12&quot;,&quot;author&quot;:[{&quot;family&quot;:&quot;Fensham-Smith&quot;,&quot;given&quot;:&quot;Amber Joy&quot;}],&quot;accessed&quot;:{&quot;date-parts&quot;:[[&quot;2023&quot;,10,2]]},&quot;issued&quot;:{&quot;date-parts&quot;:[[&quot;2021&quot;,6,1]]},&quot;citation-key&quot;:&quot;fensham-smith_invisible_2021&quot;},&quot;prefix&quot;:&quot;&quot;,&quot;suffix&quot;:&quot;&quot;}],&quot;schema&quot;:&quot;https://github.com/citation-style-language/schema/raw/master/csl-citation.json&quot;} RND09pKt1ag7O"/>(Fensham-Smith, 2021)<text:reference-mark-end text:name="ZOTERO_ITEM CSL_CITATION {&quot;citationID&quot;:&quot;lvkgisqz&quot;,&quot;properties&quot;:{&quot;formattedCitation&quot;:&quot;(Fensham-Smith, 2021)&quot;,&quot;plainCitation&quot;:&quot;(Fensham-Smith, 2021)&quot;,&quot;noteIndex&quot;:0},&quot;citationItems&quot;:[{&quot;id&quot;:8983,&quot;uris&quot;:[&quot;http://zotero.org/users/1913249/items/F748Z3W8&quot;,[&quot;http://zotero.org/users/1913249/items/F748Z3W8&quot;]],&quot;itemData&quot;:{&quot;id&quot;:8983,&quot;type&quot;:&quot;article-journal&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container-title&quot;:&quot;Journal of Pedagogy&quot;,&quot;DOI&quot;:&quot;10.2478/jped-2021-0001&quot;,&quot;ISSN&quot;:&quot;1338-1563&quot;,&quot;issue&quot;:&quot;1&quot;,&quot;language&quot;:&quot;en&quot;,&quot;page&quot;:&quot;5-27&quot;,&quot;source&quot;:&quot;DOI.org (Crossref)&quot;,&quot;title&quot;:&quot;Invisible pedagogies in home education: Freedom, power and control&quot;,&quot;title-short&quot;:&quot;Invisible pedagogies in home education&quot;,&quot;URL&quot;:&quot;https://www.sciendo.com/article/10.2478/jped-2021-0001&quot;,&quot;volume&quot;:&quot;12&quot;,&quot;author&quot;:[{&quot;family&quot;:&quot;Fensham-Smith&quot;,&quot;given&quot;:&quot;Amber Joy&quot;}],&quot;accessed&quot;:{&quot;date-parts&quot;:[[&quot;2023&quot;,10,2]]},&quot;issued&quot;:{&quot;date-parts&quot;:[[&quot;2021&quot;,6,1]]},&quot;citation-key&quot;:&quot;fensham-smith_invisible_2021&quot;},&quot;prefix&quot;:&quot;&quot;,&quot;suffix&quot;:&quot;&quot;}],&quot;schema&quot;:&quot;https://github.com/citation-style-language/schema/raw/master/csl-citation.json&quot;} RND09pKt1ag7O"/>. Classic ideas of reasons for HE include pedagogy and ideology <text:reference-mark-start text:name="ZOTERO_ITEM CSL_CITATION {&quot;citationID&quot;:&quot;sblzsfmw&quot;,&quot;properties&quot;:{&quot;formattedCitation&quot;:&quot;(Galen and Pitman, 1991)&quot;,&quot;plainCitation&quot;:&quot;(Galen and Pitman, 1991)&quot;,&quot;noteIndex&quot;:0},&quot;citationItems&quot;:[{&quot;id&quot;:8975,&quot;uris&quot;:[&quot;http://zotero.org/users/1913249/items/ZQHZ2GU8&quot;,[&quot;http://zotero.org/users/1913249/items/ZQHZ2GU8&quot;]],&quot;itemData&quot;:{&quot;id&quot;:8975,&quot;type&quot;:&quot;book&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ISBN&quot;:&quot;978-0-313-38882-8&quot;,&quot;language&quot;:&quot;en&quot;,&quot;note&quot;:&quot;Google-Books-ID: MOrEEAAAQBAJ&quot;,&quot;number-of-pages&quot;:&quot;224&quot;,&quot;publisher&quot;:&quot;Bloomsbury Publishing USA&quot;,&quot;source&quot;:&quot;Google Books&quot;,&quot;title&quot;:&quot;Home Schooling: Political, Historical, and Pedagogical Perspectives&quot;,&quot;title-short&quot;:&quot;Home Schooling&quot;,&quot;author&quot;:[{&quot;family&quot;:&quot;Galen&quot;,&quot;given&quot;:&quot;Jane Van&quot;},{&quot;family&quot;:&quot;Pitman&quot;,&quot;given&quot;:&quot;Mary Anne&quot;}],&quot;issued&quot;:{&quot;date-parts&quot;:[[&quot;1991&quot;,1,1]]},&quot;citation-key&quot;:&quot;galen_home_1991&quot;},&quot;prefix&quot;:&quot;&quot;,&quot;suffix&quot;:&quot;&quot;}],&quot;schema&quot;:&quot;https://github.com/citation-style-language/schema/raw/master/csl-citation.json&quot;} RNDTj8VPbmAFl"/>(Galen and Pitman, 1991)<text:reference-mark-end text:name="ZOTERO_ITEM CSL_CITATION {&quot;citationID&quot;:&quot;sblzsfmw&quot;,&quot;properties&quot;:{&quot;formattedCitation&quot;:&quot;(Galen and Pitman, 1991)&quot;,&quot;plainCitation&quot;:&quot;(Galen and Pitman, 1991)&quot;,&quot;noteIndex&quot;:0},&quot;citationItems&quot;:[{&quot;id&quot;:8975,&quot;uris&quot;:[&quot;http://zotero.org/users/1913249/items/ZQHZ2GU8&quot;,[&quot;http://zotero.org/users/1913249/items/ZQHZ2GU8&quot;]],&quot;itemData&quot;:{&quot;id&quot;:8975,&quot;type&quot;:&quot;book&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ISBN&quot;:&quot;978-0-313-38882-8&quot;,&quot;language&quot;:&quot;en&quot;,&quot;note&quot;:&quot;Google-Books-ID: MOrEEAAAQBAJ&quot;,&quot;number-of-pages&quot;:&quot;224&quot;,&quot;publisher&quot;:&quot;Bloomsbury Publishing USA&quot;,&quot;source&quot;:&quot;Google Books&quot;,&quot;title&quot;:&quot;Home Schooling: Political, Historical, and Pedagogical Perspectives&quot;,&quot;title-short&quot;:&quot;Home Schooling&quot;,&quot;author&quot;:[{&quot;family&quot;:&quot;Galen&quot;,&quot;given&quot;:&quot;Jane Van&quot;},{&quot;family&quot;:&quot;Pitman&quot;,&quot;given&quot;:&quot;Mary Anne&quot;}],&quot;issued&quot;:{&quot;date-parts&quot;:[[&quot;1991&quot;,1,1]]},&quot;citation-key&quot;:&quot;galen_home_1991&quot;},&quot;prefix&quot;:&quot;&quot;,&quot;suffix&quot;:&quot;&quot;}],&quot;schema&quot;:&quot;https://github.com/citation-style-language/schema/raw/master/csl-citation.json&quot;} RNDTj8VPbmAFl"/> <text:reference-mark-start text:name="ZOTERO_ITEM CSL_CITATION {&quot;citationID&quot;:&quot;urldppnp&quot;,&quot;properties&quot;:{&quot;formattedCitation&quot;:&quot;(Rothermel, 2003)&quot;,&quot;plainCitation&quot;:&quot;(Rothermel, 2003)&quot;,&quot;noteIndex&quot;:0},&quot;citationItems&quot;:[{&quot;id&quot;:8977,&quot;uris&quot;:[&quot;http://zotero.org/users/1913249/items/AKHEZBKX&quot;,[&quot;http://zotero.org/users/1913249/items/AKHEZBKX&quot;]],&quot;itemData&quot;:{&quot;id&quot;:8977,&quot;type&quot;:&quot;article-journal&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container-title&quot;:&quot;Evaluation &amp; Research in Education&quot;,&quot;DOI&quot;:&quot;10.1080/09500790308668293&quot;,&quot;ISSN&quot;:&quot;0950-0790&quot;,&quot;issue&quot;:&quot;2-3&quot;,&quot;note&quot;:&quot;publisher: Routledge\n_eprint: https://doi.org/10.1080/09500790308668293&quot;,&quot;page&quot;:&quot;74-89&quot;,&quot;source&quot;:&quot;Taylor and Francis+NEJM&quot;,&quot;title&quot;:&quot;Can We Classify Motives for Home Education?&quot;,&quot;URL&quot;:&quot;https://doi.org/10.1080/09500790308668293&quot;,&quot;volume&quot;:&quot;17&quot;,&quot;author&quot;:[{&quot;family&quot;:&quot;Rothermel&quot;,&quot;given&quot;:&quot;Paula&quot;}],&quot;accessed&quot;:{&quot;date-parts&quot;:[[&quot;2023&quot;,10,2]]},&quot;issued&quot;:{&quot;date-parts&quot;:[[&quot;2003&quot;,5,15]]},&quot;citation-key&quot;:&quot;rothermel_can_2003&quot;},&quot;prefix&quot;:&quot;&quot;,&quot;suffix&quot;:&quot;&quot;}],&quot;schema&quot;:&quot;https://github.com/citation-style-language/schema/raw/master/csl-citation.json&quot;} RNDxlyAxClFZy"/>(Rothermel, 2003)<text:reference-mark-end text:name="ZOTERO_ITEM CSL_CITATION {&quot;citationID&quot;:&quot;urldppnp&quot;,&quot;properties&quot;:{&quot;formattedCitation&quot;:&quot;(Rothermel, 2003)&quot;,&quot;plainCitation&quot;:&quot;(Rothermel, 2003)&quot;,&quot;noteIndex&quot;:0},&quot;citationItems&quot;:[{&quot;id&quot;:8977,&quot;uris&quot;:[&quot;http://zotero.org/users/1913249/items/AKHEZBKX&quot;,[&quot;http://zotero.org/users/1913249/items/AKHEZBKX&quot;]],&quot;itemData&quot;:{&quot;id&quot;:8977,&quot;type&quot;:&quot;article-journal&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container-title&quot;:&quot;Evaluation &amp; Research in Education&quot;,&quot;DOI&quot;:&quot;10.1080/09500790308668293&quot;,&quot;ISSN&quot;:&quot;0950-0790&quot;,&quot;issue&quot;:&quot;2-3&quot;,&quot;note&quot;:&quot;publisher: Routledge\n_eprint: https://doi.org/10.1080/09500790308668293&quot;,&quot;page&quot;:&quot;74-89&quot;,&quot;source&quot;:&quot;Taylor and Francis+NEJM&quot;,&quot;title&quot;:&quot;Can We Classify Motives for Home Education?&quot;,&quot;URL&quot;:&quot;https://doi.org/10.1080/09500790308668293&quot;,&quot;volume&quot;:&quot;17&quot;,&quot;author&quot;:[{&quot;family&quot;:&quot;Rothermel&quot;,&quot;given&quot;:&quot;Paula&quot;}],&quot;accessed&quot;:{&quot;date-parts&quot;:[[&quot;2023&quot;,10,2]]},&quot;issued&quot;:{&quot;date-parts&quot;:[[&quot;2003&quot;,5,15]]},&quot;citation-key&quot;:&quot;rothermel_can_2003&quot;},&quot;prefix&quot;:&quot;&quot;,&quot;suffix&quot;:&quot;&quot;}],&quot;schema&quot;:&quot;https://github.com/citation-style-language/schema/raw/master/csl-citation.json&quot;} RNDxlyAxClFZy"/>, and often both. My involvement with home ed networks stemmed from University outreach work. In the following section I draw on relevant research to identify characteristics and motivations of the networks and families that I tapped into.</text:p>
      <text:list text:style-name="L15">
        <text:list-item>
          <text:p text:style-name="P25">Unschooling, Holt, drawing out interests of children in everyday activities and facilitating learning around that <text:reference-mark-start text:name="ZOTERO_ITEM CSL_CITATION {&quot;citationID&quot;:&quot;vbcyemfv&quot;,&quot;properties&quot;:{&quot;formattedCitation&quot;:&quot;(Gray and Riley, 2013)&quot;,&quot;plainCitation&quot;:&quot;(Gray and Riley, 2013)&quot;,&quot;noteIndex&quot;:0},&quot;citationItems&quot;:[{&quot;id&quot;:8982,&quot;uris&quot;:[&quot;http://zotero.org/users/1913249/items/CUNAU5ZC&quot;,[&quot;http://zotero.org/users/1913249/items/CUNAU5ZC&quot;]],&quot;itemData&quot;:{&quot;id&quot;:8982,&quot;type&quot;:&quot;article-journal&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issue&quot;:&quot;14&quot;,&quot;language&quot;:&quot;en&quot;,&quot;source&quot;:&quot;Zotero&quot;,&quot;title&quot;:&quot;The Challenges and Benefits of Unschooling, According to 232 Families Who Have Chosen that Route&quot;,&quot;volume&quot;:&quot;7&quot;,&quot;author&quot;:[{&quot;family&quot;:&quot;Gray&quot;,&quot;given&quot;:&quot;Peter&quot;},{&quot;family&quot;:&quot;Riley&quot;,&quot;given&quot;:&quot;Gina&quot;}],&quot;issued&quot;:{&quot;date-parts&quot;:[[&quot;2013&quot;]]},&quot;citation-key&quot;:&quot;gray_challenges_2013&quot;},&quot;prefix&quot;:&quot;&quot;,&quot;suffix&quot;:&quot;&quot;}],&quot;schema&quot;:&quot;https://github.com/citation-style-language/schema/raw/master/csl-citation.json&quot;} RNDPAAbfcgdBq"/>(Gray and Riley, 2013)<text:reference-mark-end text:name="ZOTERO_ITEM CSL_CITATION {&quot;citationID&quot;:&quot;vbcyemfv&quot;,&quot;properties&quot;:{&quot;formattedCitation&quot;:&quot;(Gray and Riley, 2013)&quot;,&quot;plainCitation&quot;:&quot;(Gray and Riley, 2013)&quot;,&quot;noteIndex&quot;:0},&quot;citationItems&quot;:[{&quot;id&quot;:8982,&quot;uris&quot;:[&quot;http://zotero.org/users/1913249/items/CUNAU5ZC&quot;,[&quot;http://zotero.org/users/1913249/items/CUNAU5ZC&quot;]],&quot;itemData&quot;:{&quot;id&quot;:8982,&quot;type&quot;:&quot;article-journal&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issue&quot;:&quot;14&quot;,&quot;language&quot;:&quot;en&quot;,&quot;source&quot;:&quot;Zotero&quot;,&quot;title&quot;:&quot;The Challenges and Benefits of Unschooling, According to 232 Families Who Have Chosen that Route&quot;,&quot;volume&quot;:&quot;7&quot;,&quot;author&quot;:[{&quot;family&quot;:&quot;Gray&quot;,&quot;given&quot;:&quot;Peter&quot;},{&quot;family&quot;:&quot;Riley&quot;,&quot;given&quot;:&quot;Gina&quot;}],&quot;issued&quot;:{&quot;date-parts&quot;:[[&quot;2013&quot;]]},&quot;citation-key&quot;:&quot;gray_challenges_2013&quot;},&quot;prefix&quot;:&quot;&quot;,&quot;suffix&quot;:&quot;&quot;}],&quot;schema&quot;:&quot;https://github.com/citation-style-language/schema/raw/master/csl-citation.json&quot;} RNDPAAbfcgdBq"/></text:p>
        </text:list-item>
        <text:list-item>
          <text:p text:style-name="P25">Webs of learning Illich - home ed families active in identifying networks to tap into <text:reference-mark-start text:name="ZOTERO_ITEM CSL_CITATION {&quot;citationID&quot;:&quot;viffpcru&quot;,&quot;properties&quot;:{&quot;formattedCitation&quot;:&quot;(Doroudi and Ahmad, 2023)&quot;,&quot;plainCitation&quot;:&quot;(Doroudi and Ahmad, 2023)&quot;,&quot;noteIndex&quot;:0},&quot;citationItems&quot;:[{&quot;id&quot;:8980,&quot;uris&quot;:[&quot;http://zotero.org/users/1913249/items/CR7JKY94&quot;,[&quot;http://zotero.org/users/1913249/items/CR7JKY94&quot;]],&quot;itemData&quot;:{&quot;id&quot;:8980,&quot;type&quot;:&quot;paper-conference&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collection-title&quot;:&quot;L@S '23&quot;,&quot;container-title&quot;:&quot;Proceedings of the Tenth ACM Conference on Learning @ Scale&quot;,&quot;DOI&quot;:&quot;10.1145/3573051.3593386&quot;,&quot;event-place&quot;:&quot;New York, NY, USA&quot;,&quot;ISBN&quot;:&quot;9798400700255&quot;,&quot;page&quot;:&quot;99–109&quot;,&quot;publisher&quot;:&quot;Association for Computing Machinery&quot;,&quot;publisher-place&quot;:&quot;New York, NY, USA&quot;,&quot;source&quot;:&quot;ACM Digital Library&quot;,&quot;title&quot;:&quot;The Relevance of Ivan Illich's Learning Webs 50 Years On&quot;,&quot;URL&quot;:&quot;https://dl.acm.org/doi/10.1145/3573051.3593386&quot;,&quot;author&quot;:[{&quot;family&quot;:&quot;Doroudi&quot;,&quot;given&quot;:&quot;Shayan&quot;},{&quot;family&quot;:&quot;Ahmad&quot;,&quot;given&quot;:&quot;Yusuf&quot;}],&quot;accessed&quot;:{&quot;date-parts&quot;:[[&quot;2023&quot;,10,2]]},&quot;issued&quot;:{&quot;date-parts&quot;:[[&quot;2023&quot;,7,20]]},&quot;citation-key&quot;:&quot;doroudi_relevance_2023&quot;},&quot;prefix&quot;:&quot;&quot;,&quot;suffix&quot;:&quot;&quot;}],&quot;schema&quot;:&quot;https://github.com/citation-style-language/schema/raw/master/csl-citation.json&quot;} RNDQCuOoN9p7P"/>(Doroudi and Ahmad, 2023)<text:reference-mark-end text:name="ZOTERO_ITEM CSL_CITATION {&quot;citationID&quot;:&quot;viffpcru&quot;,&quot;properties&quot;:{&quot;formattedCitation&quot;:&quot;(Doroudi and Ahmad, 2023)&quot;,&quot;plainCitation&quot;:&quot;(Doroudi and Ahmad, 2023)&quot;,&quot;noteIndex&quot;:0},&quot;citationItems&quot;:[{&quot;id&quot;:8980,&quot;uris&quot;:[&quot;http://zotero.org/users/1913249/items/CR7JKY94&quot;,[&quot;http://zotero.org/users/1913249/items/CR7JKY94&quot;]],&quot;itemData&quot;:{&quot;id&quot;:8980,&quot;type&quot;:&quot;paper-conference&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collection-title&quot;:&quot;L@S '23&quot;,&quot;container-title&quot;:&quot;Proceedings of the Tenth ACM Conference on Learning @ Scale&quot;,&quot;DOI&quot;:&quot;10.1145/3573051.3593386&quot;,&quot;event-place&quot;:&quot;New York, NY, USA&quot;,&quot;ISBN&quot;:&quot;9798400700255&quot;,&quot;page&quot;:&quot;99–109&quot;,&quot;publisher&quot;:&quot;Association for Computing Machinery&quot;,&quot;publisher-place&quot;:&quot;New York, NY, USA&quot;,&quot;source&quot;:&quot;ACM Digital Library&quot;,&quot;title&quot;:&quot;The Relevance of Ivan Illich's Learning Webs 50 Years On&quot;,&quot;URL&quot;:&quot;https://dl.acm.org/doi/10.1145/3573051.3593386&quot;,&quot;author&quot;:[{&quot;family&quot;:&quot;Doroudi&quot;,&quot;given&quot;:&quot;Shayan&quot;},{&quot;family&quot;:&quot;Ahmad&quot;,&quot;given&quot;:&quot;Yusuf&quot;}],&quot;accessed&quot;:{&quot;date-parts&quot;:[[&quot;2023&quot;,10,2]]},&quot;issued&quot;:{&quot;date-parts&quot;:[[&quot;2023&quot;,7,20]]},&quot;citation-key&quot;:&quot;doroudi_relevance_2023&quot;},&quot;prefix&quot;:&quot;&quot;,&quot;suffix&quot;:&quot;&quot;}],&quot;schema&quot;:&quot;https://github.com/citation-style-language/schema/raw/master/csl-citation.json&quot;} RNDQCuOoN9p7P"/> has a relevance with social networking groups and email lists used by home educators to share and align activities.</text:p>
        </text:list-item>
      </text:list>
      <text:h text:style-name="Heading_20_2" text:outline-level="2"><text:bookmark-start text:name="the-importance-of-understanding-projects-and-socio-cultural-and-activist-concepts-of-activity"/>The importance of understanding Projects and socio cultural and activist concepts of Activity<text:bookmark-end text:name="the-importance-of-understanding-projects-and-socio-cultural-and-activist-concepts-of-activity"/></text:h>
      <text:p text:style-name="Standard">In this section I briefly explain CHAT as a suitable choice to explore this research based around a shared project.</text:p>
      <text:p text:style-name="Text_20_body">I also problematise educational projects beyond the sometimes superficial take on educational project in schools with wider concepts derived from the socio cultural tradition.</text:p>
      <text:p text:style-name="Text_20_body">While the kind of learning explored in this study may not traditionally be thought of as an activist project, I find synergies between activist conceptions of education and learning and my wider concerns in a modest but achievable way. Specifically as a desire to move beyond curricular and technical concepts of computational thinking to wider concerns based on empowerment <text:reference-mark-start text:name="ZOTERO_ITEM CSL_CITATION {&quot;citationID&quot;:&quot;ajjhtgqo&quot;,&quot;properties&quot;:{&quot;formattedCitation&quot;:&quot;(Lee and Soep, 2016)&quot;,&quot;plainCitation&quot;:&quot;(Lee and Soep, 2016)&quot;,&quot;noteIndex&quot;:0},&quot;citationItems&quot;:[{&quot;id&quot;:8970,&quot;uris&quot;:[&quot;http://zotero.org/users/1913249/items/NN25MFNI&quot;,[&quot;http://zotero.org/users/1913249/items/NN25MFNI&quot;]],&quot;itemData&quot;:{&quot;id&quot;:8970,&quot;type&quot;:&quot;article-journal&quot;,&quot;abstract&quot;:&quot;Critical computational literacy (CCL) is a new pedagogical and conceptual framework that combines the strengths of critical literacy and computational thinking. Through CCL, young people conceptualize, create, and disseminate digital projects that break silences, expose important truths, and challenge unjust systems, all the while building skills such as coding and design. This empirical study of CCL is based at Youth Radio, a nationally recognized multimedia production company in Oakland, California. Using embedded ethnographic methods, we focus on one collaborative project inside Youth Radio's Interactive department, where young people partnered with adult colleagues to produce a web-based interactive map of gentrification in a West Oakland neighborhood. Findings demonstrate a highly sophisticated knowledge production process where youth are simultaneously contending with content, message, audience, aesthetics, design, functionality, execution, and the long-term ramifications or “digital afterlife” of their work. Through learning environments organized around critical computational literacy, young people emerge as critical problem-solvers unified by the technical know-how and the critical consciousness necessary for them to leverage digital tools for social transformation.&quot;,&quot;container-title&quot;:&quot;Equity &amp; Excellence in Education&quot;,&quot;DOI&quot;:&quot;10.1080/10665684.2016.1227157&quot;,&quot;ISSN&quot;:&quot;1066-5684&quot;,&quot;issue&quot;:&quot;4&quot;,&quot;note&quot;:&quot;publisher: Routledge\n_eprint: https://doi.org/10.1080/10665684.2016.1227157&quot;,&quot;page&quot;:&quot;480-492&quot;,&quot;source&quot;:&quot;Taylor and Francis+NEJM&quot;,&quot;title&quot;:&quot;None But Ourselves Can Free Our Minds: Critical Computational Literacy as a Pedagogy of Resistance&quot;,&quot;title-short&quot;:&quot;None But Ourselves Can Free Our Minds&quot;,&quot;URL&quot;:&quot;https://doi.org/10.1080/10665684.2016.1227157&quot;,&quot;volume&quot;:&quot;49&quot;,&quot;author&quot;:[{&quot;family&quot;:&quot;Lee&quot;,&quot;given&quot;:&quot;Clifford H.&quot;},{&quot;family&quot;:&quot;Soep&quot;,&quot;given&quot;:&quot;Elisabeth&quot;}],&quot;accessed&quot;:{&quot;date-parts&quot;:[[&quot;2023&quot;,10,2]]},&quot;issued&quot;:{&quot;date-parts&quot;:[[&quot;2016&quot;,10,1]]},&quot;citation-key&quot;:&quot;lee_none_2016&quot;},&quot;prefix&quot;:&quot;&quot;,&quot;suffix&quot;:&quot;&quot;}],&quot;schema&quot;:&quot;https://github.com/citation-style-language/schema/raw/master/csl-citation.json&quot;} RNDPpmbGgci6R"/>(Lee and Soep, 2016)<text:reference-mark-end text:name="ZOTERO_ITEM CSL_CITATION {&quot;citationID&quot;:&quot;ajjhtgqo&quot;,&quot;properties&quot;:{&quot;formattedCitation&quot;:&quot;(Lee and Soep, 2016)&quot;,&quot;plainCitation&quot;:&quot;(Lee and Soep, 2016)&quot;,&quot;noteIndex&quot;:0},&quot;citationItems&quot;:[{&quot;id&quot;:8970,&quot;uris&quot;:[&quot;http://zotero.org/users/1913249/items/NN25MFNI&quot;,[&quot;http://zotero.org/users/1913249/items/NN25MFNI&quot;]],&quot;itemData&quot;:{&quot;id&quot;:8970,&quot;type&quot;:&quot;article-journal&quot;,&quot;abstract&quot;:&quot;Critical computational literacy (CCL) is a new pedagogical and conceptual framework that combines the strengths of critical literacy and computational thinking. Through CCL, young people conceptualize, create, and disseminate digital projects that break silences, expose important truths, and challenge unjust systems, all the while building skills such as coding and design. This empirical study of CCL is based at Youth Radio, a nationally recognized multimedia production company in Oakland, California. Using embedded ethnographic methods, we focus on one collaborative project inside Youth Radio's Interactive department, where young people partnered with adult colleagues to produce a web-based interactive map of gentrification in a West Oakland neighborhood. Findings demonstrate a highly sophisticated knowledge production process where youth are simultaneously contending with content, message, audience, aesthetics, design, functionality, execution, and the long-term ramifications or “digital afterlife” of their work. Through learning environments organized around critical computational literacy, young people emerge as critical problem-solvers unified by the technical know-how and the critical consciousness necessary for them to leverage digital tools for social transformation.&quot;,&quot;container-title&quot;:&quot;Equity &amp; Excellence in Education&quot;,&quot;DOI&quot;:&quot;10.1080/10665684.2016.1227157&quot;,&quot;ISSN&quot;:&quot;1066-5684&quot;,&quot;issue&quot;:&quot;4&quot;,&quot;note&quot;:&quot;publisher: Routledge\n_eprint: https://doi.org/10.1080/10665684.2016.1227157&quot;,&quot;page&quot;:&quot;480-492&quot;,&quot;source&quot;:&quot;Taylor and Francis+NEJM&quot;,&quot;title&quot;:&quot;None But Ourselves Can Free Our Minds: Critical Computational Literacy as a Pedagogy of Resistance&quot;,&quot;title-short&quot;:&quot;None But Ourselves Can Free Our Minds&quot;,&quot;URL&quot;:&quot;https://doi.org/10.1080/10665684.2016.1227157&quot;,&quot;volume&quot;:&quot;49&quot;,&quot;author&quot;:[{&quot;family&quot;:&quot;Lee&quot;,&quot;given&quot;:&quot;Clifford H.&quot;},{&quot;family&quot;:&quot;Soep&quot;,&quot;given&quot;:&quot;Elisabeth&quot;}],&quot;accessed&quot;:{&quot;date-parts&quot;:[[&quot;2023&quot;,10,2]]},&quot;issued&quot;:{&quot;date-parts&quot;:[[&quot;2016&quot;,10,1]]},&quot;citation-key&quot;:&quot;lee_none_2016&quot;},&quot;prefix&quot;:&quot;&quot;,&quot;suffix&quot;:&quot;&quot;}],&quot;schema&quot;:&quot;https://github.com/citation-style-language/schema/raw/master/csl-citation.json&quot;} RNDPpmbGgci6R"/>.</text:p>
      <text:p text:style-name="Text_20_body"><text:soft-page-break/>In addition the wider framework of CHAT is optimistic but realistic in the focus on the possibility of change.</text:p>
      <text:p text:style-name="Text_20_body">This process links back to my own feelings of entrapment, powerlessness and guilt after being involved with wider activist movements and projects. I want to be able to give detailed tools of critically analysis that do not paralyse but also do not unthinkingly evangelise social change in ways which may be unsafe or unrealistic.</text:p>
      <text:h text:style-name="Heading_20_2" text:outline-level="2"><text:bookmark-start text:name="outline-of-the-structure-of-the-thesis"/>Outline of the structure of the thesis<text:bookmark-end text:name="outline-of-the-structure-of-the-thesis"/></text:h>
      <text:p text:style-name="Standard">As has been outlined in this introduction the a leading thread of the thesis is my desire to better understand my own experience as a facilitator of learners creating media and digital products in relation with existing research.</text:p>
      <text:p text:style-name="Text_20_body">This chapter has been structured around key contextual factors that have spurred this inquiry and which have emerged from observational research and integrating existing theoretical understandings in this area.</text:p>
      <text:p text:style-name="Text_20_body">While the immediate goal of understanding learning happening in temporary informal environments of learning coding, the findings have implications that of interest to a broader audience of researchers and practitioners who are looking to nurture creative and/or technical design practices in novice learners.</text:p>
      <text:p text:style-name="Text_20_body">In line with a situated view of learning the details of process of coding are important. Thus one of the challenges of this work is to explore the details to a non-expert audience. While the literature review will begin to disambiguate some of the terms used in the thesis there is in addition a glossary which outlines short definitions of technical terms used. The glossary is included as an appendix to this study and a summary table is present as an introductory section to the literature review.</text:p>
      <text:p text:style-name="Text_20_body">The literature review begins the exploration of the key themes and threads that are integral to the findings of this study. These include:</text:p>
      <text:list text:style-name="L16">
        <text:list-item>
          <text:p text:style-name="P26">authenticity in project based approaches</text:p>
        </text:list-item>
        <text:list-item>
          <text:p text:style-name="P26">nature of informal settings, in particular home education, and the possibilities offered compared to school lesson settings - PERHAPS IN INTRO INSTEAD</text:p>
        </text:list-item>
        <text:list-item>
          <text:p text:style-name="P26">barriers to participation in digital making and pedagogies to create inclusive learning environments</text:p>
        </text:list-item>
        <text:list-item>
          <text:p text:style-name="P26">key accessible pedagogies to help learning coding for young people</text:p>
        </text:list-item>
      </text:list>
      <text:p text:style-name="Standard"><text:soft-page-break/>The next chapter outlines the theoretical framework and the key methodologies of this study. I explain how the underlying approach of design based research (DBR) aligns well with the aims of the research questions and the use of concepts from the socio cultural school of activity theory and narrower techniques and terminology of what is termed third generation activity theory (3GAT). In doing so I explore the direction of travel of 3GAT and increasing synergies with DBR as methodologies which suit both intervention by researchers into the learning environment being studies and corresponding input by research participants in the resulting design. This mutually created and emergent nature of the resources and processes that were created and adopted becomes a key theme of the thesis.</text:p>
      <text:p text:style-name="Text_20_body">In the second part of the chapter, I outline the process of how data was gathered, processed and collected using screen capture and 360 cameras which had been inspired by partnership work between EdLab and the Biosocial Lab. I explore the challenge of gathering large amounts of research data and resulting prioritisation that resulted.</text:p>
      <text:p text:style-name="Text_20_body">The following chapter outlines the learning design that emerged from the research programme.</text:p>
      <text:h text:style-name="Heading_20_2" text:outline-level="2"><text:bookmark-start text:name="overall-key-messages-contribution-to-knowledge"/>Overall key messages &amp; contribution to Knowledge<text:bookmark-end text:name="overall-key-messages-contribution-to-knowledge"/></text:h>
      <text:p text:style-name="Standard">This research is valid in the following ways:</text:p>
      <text:list text:style-name="L17">
        <text:list-item>
          <text:p text:style-name="P27">generative nature of research. It has created teaching resources</text:p>
        </text:list-item>
        <text:list-item>
          <text:p text:style-name="P27">the detail of game making pedagogy, suitable for other researcher and Teachers</text:p>
        </text:list-item>
        <text:list-item>
          <text:p text:style-name="P27">tools are novel - media practices are situated, thus will differ with technology</text:p>
        </text:list-item>
        <text:list-item>
          <text:p text:style-name="P27">application of guided participation as lens to this domain</text:p>
        </text:list-item>
        <text:list-item>
          <text:p text:style-name="P27">something about methods using 360 and screen capture?</text:p>
        </text:list-item>
      </text:list>
      <text:h text:style-name="Heading_20_2" text:outline-level="2"><text:bookmark-start text:name="link-to-next-chapter"/>Link to next chapter<text:bookmark-end text:name="link-to-next-chapter"/></text:h>
      <text:p text:style-name="Standard">It is worth noting at this stage that the process of being guided by personal interests, those of participants and creating and designing</text:p>
      <text:section text:style-name="Sect1" text:name="ZOTERO_BIBL {&quot;uncited&quot;:[],&quot;omitted&quot;:[],&quot;custom&quot;:[]} CSL_BIBLIOGRAPHY RNDBSQn0Yrxdt">
        <text:p text:style-name="Bibliography_20_1">Basham, J. D. and Marino, M. T. (2013) ‘Understanding stem education and supporting students through universal design for learning.’ <text:span text:style-name="T1">Teaching Exceptional Children</text:span>, 45(4) pp. 8–15.</text:p>
        <text:p text:style-name="Bibliography_20_1">Bers, M. U. (2021) <text:span text:style-name="T1">Coding as a playground: programming and computational thinking in the early childhood classroom</text:span>. Second edition, New York, NY: Routledge.</text:p>
        <text:p text:style-name="Bibliography_20_1">Black-Hawkins, K., Florian, L. and Rouse, M. (2008) ‘Achievement and inclusion in schools and classrooms: Participation and pedagogy.’ <text:span text:style-name="T1">In</text:span> <text:span text:style-name="T1">Artículo presentado en la conferencia de British </text:span><text:soft-page-break/><text:span text:style-name="T1">Educational Research Association. Universidad Heriot Watt. Edinburgh</text:span>.</text:p>
        <text:p text:style-name="Bibliography_20_1">Boyle, J. and Kao, W.-C. (eds) (2017) <text:span text:style-name="T1">The retro-futurism of cuteness</text:span>. punctum books.</text:p>
        <text:p text:style-name="Bibliography_20_1">Cook, S., Rao, K. and Cook, B. (2016) ‘Using universal design for learning to personalize an evidence-based practice for students with disabilities.’ <text:span text:style-name="T1">In</text:span>, pp. 239–248.</text:p>
        <text:p text:style-name="Bibliography_20_1">Doroudi, S. and Ahmad, Y. (2023) ‘The Relevance of Ivan Illich’s Learning Webs 50 Years On.’ <text:span text:style-name="T1">In</text:span> <text:span text:style-name="T1">Proceedings of the Tenth ACM Conference on Learning @ Scale</text:span>. New York, NY, USA: Association for Computing Machinery (L@S ’23), pp. 99–109.</text:p>
        <text:p text:style-name="Bibliography_20_1">Fensham-Smith, A. J. (2021) ‘Invisible pedagogies in home education: Freedom, power and control.’ <text:span text:style-name="T1">Journal of Pedagogy</text:span>, 12(1) pp. 5–27.</text:p>
        <text:p text:style-name="Bibliography_20_1">Fyfe, E. R., McNeil, N. M., Son, J. Y. and Goldstone, R. L. (2014) ‘Concreteness Fading in Mathematics and Science Instruction: a Systematic Review.’ <text:span text:style-name="T1">Educational Psychology Review</text:span>, 26(1) pp. 9–25.</text:p>
        <text:p text:style-name="Bibliography_20_1">Galen, J. V. and Pitman, M. A. (1991) <text:span text:style-name="T1">Home Schooling: Political, Historical, and Pedagogical Perspectives</text:span>. Bloomsbury Publishing USA.</text:p>
        <text:p text:style-name="Bibliography_20_1">Garda, M. B. (2014) ‘Nostalgia in retro game design.’ <text:span text:style-name="T1">In</text:span> <text:span text:style-name="T1">DiGRA - Proceedings of the 2013 DiGRA International Conference: DeFragging Game Studies</text:span>.</text:p>
        <text:p text:style-name="Bibliography_20_1">Gee, J. P. (2004) <text:span text:style-name="T1">What video games have to teach us about learning and literacy</text:span>. 1. paperback ed, New York, NY: Palgrave Macmillan (Education).</text:p>
        <text:p text:style-name="Bibliography_20_1">Gray, P. and Riley, G. (2013) ‘The Challenges and Benefits of Unschooling, According to 232 Families Who Have Chosen that Route,’ 7(14).</text:p>
        <text:p text:style-name="Bibliography_20_1">Itō, M., Baumer, S., Bittanti, M. and Antin, J. (eds) (2010) <text:span text:style-name="T1">Hanging out, messing around, and geeking out: kids living and learning with new media</text:span>. Cambridge, Mass.: MIT Press (The John D. and Catherine T. MacArthur Foundation series on digital media and learning).</text:p>
        <text:p text:style-name="Bibliography_20_1">Ito, M., Gutiérrez, K., Livingstone, S., Penuel, B., Rhodes, J., Salen, K., Schor, J., Sefton-Green, J. and Watkins, S. C. (2013) <text:span text:style-name="T1">Connected Learning.</text:span> Cork: BookBaby.</text:p>
        <text:p text:style-name="Bibliography_20_1">Jenkins, H. (2009) <text:span text:style-name="T1">Confronting the challenges of participatory culture: media education for the 21st century</text:span>. Cambridge, MA: The MIT Press (The John D. and Catherine T. MacArthur Foundation Reports on Digital Media and Learning).</text:p>
        <text:p text:style-name="Bibliography_20_1">Kafai, Y. B., Burke, Q. and Steinkuehler, C. (2016) <text:span text:style-name="T1">Connected Gaming: What Making Video Games Can Teach Us about Learning and Literacy</text:span>. MIT Press.</text:p>
        <text:p text:style-name="Bibliography_20_1">Kafai, Y. B. and Vasudevan, V. (2015) ‘Constructionist Gaming Beyond the Screen: Middle School Students’ Crafting and Computing of Touchpads, Board Games, and Controllers.’ <text:span text:style-name="T1">In</text:span> <text:span text:style-name="T1">Proceedings of the Workshop in Primary and Secondary Computing Education</text:span>. New York, NY, USA: Association for Computing Machinery (WiPSCE ’15), pp. 49–54.</text:p>
        <text:p text:style-name="Bibliography_20_1">Kafai, Y. and Burke, Q. (2014) ‘Beyond game design for broadening participation: building new clubhouses of computing for girls.’ <text:span text:style-name="T1">In</text:span> <text:span text:style-name="T1">Proceedings of Gender and IT Appropriation. Science and Practice on Dialogue - Forum for Interdisciplinary Exchange</text:span>. Siegen, Germany, Germany: <text:soft-page-break/>European Society for Socially Embedded Technologies (Gender IT ’14), p. 21:21-21:28.</text:p>
        <text:p text:style-name="Bibliography_20_1">Kafai, Y., Richard, G. T. and Tynes, B. M. (2017) <text:span text:style-name="T1">Diversifying barbie and mortal kombat: intersectional perspectives and inclusive designs in gaming</text:span>. Pittsburgh: ETC Press.</text:p>
        <text:p text:style-name="Bibliography_20_1">Lee, C. H. and Soep, E. (2016) ‘None But Ourselves Can Free Our Minds: Critical Computational Literacy as a Pedagogy of Resistance.’ <text:span text:style-name="T1">Equity &amp; Excellence in Education</text:span>. Routledge, 49(4) pp. 480–492.</text:p>
        <text:p text:style-name="Bibliography_20_1">Livingstone, I. and Hope, A. (2010) <text:span text:style-name="T1">Next Gen: transforming the UK into the world’s leading talent hub for the video games and visual effects industries</text:span>. Nesta.</text:p>
        <text:p text:style-name="Bibliography_20_1">Livingstone, I. and Hope, A. (2011) ‘Next Gen: Transforming the UK into the world’s leading talent hub for the video games and visual effects industries.’ <text:span text:style-name="T1">National Endowment for Science, Technology and the Arts (NESTA), London, UK</text:span>.</text:p>
        <text:p text:style-name="Bibliography_20_1">Livingstone, S., Blum-Ross, A., Pavlick, J. and Ólafsson, K. (2018) ‘In the digital home, how do parents support their children and who supports them?’</text:p>
        <text:p text:style-name="Bibliography_20_1">Resnick, M. (2001) ‘Closing the fluency gap.’ <text:span text:style-name="T1">Communications of the ACM</text:span>, 44(3) pp. 144–145.</text:p>
        <text:p text:style-name="Bibliography_20_1">Resnick, M. (2017) ‘Fulfilling Papert’s Dream: Computational Fluency for All.’ <text:span text:style-name="T1">In</text:span> <text:span text:style-name="T1">Proceedings of the 2017 ACM SIGCSE Technical Symposium on Computer Science Education</text:span>. New York, NY, USA: Association for Computing Machinery (SIGCSE ’17), p. 5.</text:p>
        <text:p text:style-name="Bibliography_20_1">Rothermel, P. (2003) ‘Can We Classify Motives for Home Education?’ <text:span text:style-name="T1">Evaluation &amp; Research in Education</text:span>. Routledge, 17(2–3) pp. 74–89.</text:p>
        <text:p text:style-name="Bibliography_20_1">Tekinbaş, K. S., Torres, R., Wolozin, L., Rufo-Tepper, R. and Shapiro, A. (2010) <text:span text:style-name="T1">Quest to learn: developing the school for digital kids</text:span>. Cambridge, Mass: The MIT Press.</text:p>
        <text:p text:style-name="Bibliography_20_1">The Royal Society (2017) <text:span text:style-name="T1">After the Reboot: Computing Education in UK Schools</text:span>. The Royal Society.</text:p>
        <text:p text:style-name="Bibliography_20_1">Waite, J. (2017) <text:span text:style-name="T1">Pedagogy in teaching Computer Science in schools: A Literature Review</text:span>. Royal Society, p. 90.</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face style:name="Ubuntu" svg:font-family="Ubuntu" style:font-adornments="Regular"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50%" style:register-true="true" fo:text-indent="0cm" style:auto-text-indent="false"/>
      <style:text-properties style:font-name="Times New Roman1" fo:font-family="'Times New Roman'" style:font-style-name="Regular" style:font-family-generic="roman" fo:font-size="12pt"/>
    </style:style>
    <style:style style:name="Author" style:family="paragraph" style:parent-style-name="Standard" style:next-style-name="Date" style:class="html" style:master-page-name="">
      <style:paragraph-properties style:page-number="auto"/>
      <style:text-properties fo:font-style="italic"/>
    </style:style>
    <style:style style:name="Date" style:family="paragraph" style:parent-style-name="Standard" style:next-style-name="Text_20_body" style:class="html">
      <style:text-properties fo:font-style="italic"/>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master-page-name="">
      <style:paragraph-properties fo:margin-top="0.21cm" fo:margin-bottom="0.21cm" style:contextual-spacing="false" style:page-number="auto"/>
    </style:style>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style:font-name="Lato" fo:font-family="Lato" style:font-style-name="Bold" style:font-pitch="variable" fo:font-size="16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ato" fo:font-family="Lato" style:font-style-name="Bold" style:font-pitch="variable"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ato" fo:font-family="Lato" style:font-style-name="Bold"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Lato1" fo:font-family="Lato" style:font-style-name="Bold Italic" style:font-pitch="variable"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Lato" fo:font-family="Lato" style:font-style-name="Bold" style:font-pitch="variable" fo:font-size="11pt" fo:font-weight="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801cm" fo:margin-right="0.6cm" fo:margin-top="0.25cm" fo:margin-bottom="0.25cm" style:contextual-spacing="true" fo:text-indent="0cm" style:auto-text-indent="false">
        <style:tab-stops/>
      </style:paragraph-properties>
      <style:text-properties fo:font-style="italic"/>
    </style:style>
    <style:style style:name="Preformatted_20_Text" style:display-name="Preformatted Text" style:family="paragraph" style:parent-style-name="Standard" style:class="html">
      <style:paragraph-properties fo:margin-left="1cm" fo:margin-right="0cm" fo:margin-top="0.3cm" fo:margin-bottom="0.3cm" style:contextual-spacing="true" fo:text-indent="0cm" style:auto-text-indent="false"/>
      <style:text-properties style:font-name="Times New Roman1" fo:font-family="'Times New Roman'" style:font-style-name="Regular" style:font-family-generic="roman" fo:font-size="10.5pt" fo:language="en" fo:country="GB"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text-properties style:font-name="Lato2" fo:font-family="Lato" style:font-style-name="Regular" style:font-pitch="variable" fo:font-size="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style:font-name="Lato" fo:font-family="Lato" style:font-style-name="Bold" style:font-pitch="variable" fo:font-size="22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normal" style:family="paragraph" style:default-outline-level="">
      <style:paragraph-properties fo:text-align="start" style:justify-single-word="false" fo:orphans="2" fo:widows="2" style:writing-mode="lr-tb"/>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Addressee" style:family="paragraph" style:parent-style-name="Standard" style:class="extra">
      <style:paragraph-properties fo:margin-top="0cm" fo:margin-bottom="0.106cm" style:contextual-spacing="false" text:number-lines="false" text:line-number="0"/>
      <style:text-properties style:font-name="Ubuntu" fo:font-family="Ubuntu" style:font-style-name="Regular" style:font-pitch="variable" fo:font-size="12pt"/>
    </style:style>
    <style:style style:name="First_20_paragraph" style:display-name="First paragraph" style:family="paragraph" style:parent-style-name="Standard" style:class="text"/>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min-label-distance="0.381cm"/>
      </text:outline-level-style>
      <text:outline-level-style text:level="2" loext:num-list-format="%1%.%2%" style:num-format="1" text:display-levels="2">
        <style:list-level-properties text:min-label-distance="0.381cm"/>
      </text:outline-level-style>
      <text:outline-level-style text:level="3" loext:num-list-format="%1%.%2%.%3%" style:num-format="1" text:display-levels="3">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7</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1. Introduction</dc:title>
    <dc:description/>
    <dc:subject/>
    <meta:keyword/>
    <meta:initial-creator/>
    <dc:creator>Mick Chesterman</dc:creator>
    <meta:creation-date>2023-10-03T07:56:08Z</meta:creation-date>
    <dc:date>2025-07-31T13:31:41.026533183</dc:date>
    <meta:editing-duration>PT16M51S</meta:editing-duration>
    <meta:editing-cycles>10</meta:editing-cycles>
    <meta:document-statistic meta:table-count="1" meta:image-count="0" meta:object-count="0" meta:page-count="17" meta:paragraph-count="204" meta:word-count="6250" meta:character-count="39607" meta:non-whitespace-character-count="33641"/>
    <meta:user-defined meta:name="ZOTERO_PREF_1">&lt;data data-version="3" zotero-version="6.0.27"&gt;&lt;session id="Qj1ZSRt9"/&gt;&lt;style id="http://www.zotero.org/styles/harvard-manchester-metropolitan-university" locale="en-US" hasBibliography="1" bibliographyStyleHasBeenSet="1"/&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